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251cm"/>
    </style:style>
    <style:style style:name="co3" style:family="table-column">
      <style:table-column-properties fo:break-before="auto" style:column-width="0.887cm"/>
    </style:style>
    <style:style style:name="co4" style:family="table-column">
      <style:table-column-properties fo:break-before="auto" style:column-width="1.942cm"/>
    </style:style>
    <style:style style:name="co5" style:family="table-column">
      <style:table-column-properties fo:break-before="auto" style:column-width="1.886cm"/>
    </style:style>
    <style:style style:name="co6" style:family="table-column">
      <style:table-column-properties fo:break-before="auto" style:column-width="12.404cm"/>
    </style:style>
    <style:style style:name="co7" style:family="table-column">
      <style:table-column-properties fo:break-before="auto" style:column-width="1.663cm"/>
    </style:style>
    <style:style style:name="co8" style:family="table-column">
      <style:table-column-properties fo:break-before="auto" style:column-width="2.829cm"/>
    </style:style>
    <style:style style:name="co9" style:family="table-column">
      <style:table-column-properties fo:break-before="auto" style:column-width="2.385cm"/>
    </style:style>
    <style:style style:name="co10" style:family="table-column">
      <style:table-column-properties fo:break-before="auto" style:column-width="3.496cm"/>
    </style:style>
    <style:style style:name="co11" style:family="table-column">
      <style:table-column-properties fo:break-before="auto" style:column-width="3.912cm"/>
    </style:style>
    <style:style style:name="co12" style:family="table-column">
      <style:table-column-properties fo:break-before="auto" style:column-width="3.801cm"/>
    </style:style>
    <style:style style:name="co13" style:family="table-column">
      <style:table-column-properties fo:break-before="auto" style:column-width="9.74cm"/>
    </style:style>
    <style:style style:name="co14" style:family="table-column">
      <style:table-column-properties fo:break-before="auto" style:column-width="1.72cm"/>
    </style:style>
    <style:style style:name="co15" style:family="table-column">
      <style:table-column-properties fo:break-before="auto" style:column-width="2.886cm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1cm" fo:break-before="auto" style:use-optimal-row-height="true"/>
    </style:style>
    <style:style style:name="ro5" style:family="table-row">
      <style:table-row-properties style:row-height="1.947cm" fo:break-before="auto" style:use-optimal-row-height="true"/>
    </style:style>
    <style:style style:name="ro6" style:family="table-row">
      <style:table-row-properties style:row-height="1.473cm" fo:break-before="auto" style:use-optimal-row-height="true"/>
    </style:style>
    <style:style style:name="ro7" style:family="table-row">
      <style:table-row-properties style:row-height="5.265cm" fo:break-before="auto" style:use-optimal-row-height="true"/>
    </style:style>
    <style:style style:name="ro8" style:family="table-row">
      <style:table-row-properties style:row-height="3.369cm" fo:break-before="auto" style:use-optimal-row-height="true"/>
    </style:style>
    <style:style style:name="ro9" style:family="table-row">
      <style:table-row-properties style:row-height="1.894cm" fo:break-before="auto" style:use-optimal-row-height="true"/>
    </style:style>
    <style:style style:name="ro10" style:family="table-row">
      <style:table-row-properties style:row-height="2.422cm" fo:break-before="auto" style:use-optimal-row-height="true"/>
    </style:style>
    <style:style style:name="ro11" style:family="table-row">
      <style:table-row-properties style:row-height="2.895cm" fo:break-before="auto" style:use-optimal-row-height="true"/>
    </style:style>
    <style:style style:name="ro12" style:family="table-row">
      <style:table-row-properties style:row-height="2.842cm" fo:break-before="auto" style:use-optimal-row-height="true"/>
    </style:style>
    <style:style style:name="ro13" style:family="table-row">
      <style:table-row-properties style:row-height="1.947cm" fo:break-before="auto" style:use-optimal-row-height="false"/>
    </style:style>
    <style:style style:name="ro14" style:family="table-row">
      <style:table-row-properties style:row-height="0.538cm" fo:break-before="auto" style:use-optimal-row-height="false"/>
    </style:style>
    <style:style style:name="ro15" style:family="table-row">
      <style:table-row-properties style:row-height="1.898cm" fo:break-before="auto" style:use-optimal-row-height="false"/>
    </style:style>
    <style:style style:name="ro16" style:family="table-row">
      <style:table-row-properties style:row-height="0.991cm" fo:break-before="auto" style:use-optimal-row-height="false"/>
    </style:style>
    <style:style style:name="ro17" style:family="table-row">
      <style:table-row-properties style:row-height="1.42cm" fo:break-before="auto" style:use-optimal-row-height="true"/>
    </style:style>
    <style:style style:name="ro18" style:family="table-row">
      <style:table-row-properties style:row-height="0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82">
      <number:month number:style="long"/>
      <number:text>.</number:text>
      <number:day number:style="long"/>
    </number:date-style>
    <style:style style:name="ce2" style:family="table-cell" style:parent-style-name="Default">
      <style:text-properties fo:font-size="12pt" style:font-size-asian="12pt" style:font-size-complex="12pt"/>
    </style:style>
    <style:style style:name="ce37" style:family="table-cell" style:parent-style-name="Default">
      <style:table-cell-properties fo:border="0.002cm solid #000000"/>
      <style:text-properties fo:font-size="12pt" style:font-size-asian="12pt" style:font-size-complex="12pt"/>
    </style:style>
    <style:style style:name="ce4" style:family="table-cell" style:parent-style-name="Default">
      <style:text-properties fo:font-size="13pt" style:font-size-asian="13pt" style:font-size-complex="13pt"/>
    </style:style>
    <style:style style:name="ce5" style:family="table-cell" style:parent-style-name="Default">
      <style:table-cell-properties fo:background-color="#ffff99" fo:border="0.002cm solid #000000"/>
      <style:text-properties fo:font-size="13pt" style:font-size-asian="13pt" style:font-size-complex="13pt"/>
    </style:style>
    <style:style style:name="ce6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7" style:family="table-cell" style:parent-style-name="Default">
      <style:table-cell-properties fo:background-color="#ffff99"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8" style:family="table-cell" style:parent-style-name="Default" style:data-style-name="N50">
      <style:table-cell-properties fo:border="0.002cm solid #000000"/>
      <style:text-properties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0" style:family="table-cell" style:parent-style-name="Default">
      <style:table-cell-properties fo:background-color="#00cc00"/>
      <style:text-properties fo:font-size="12pt" style:font-size-asian="12pt" style:font-size-complex="12pt"/>
    </style:style>
    <style:style style:name="ce11" style:family="table-cell" style:parent-style-name="Default">
      <style:table-cell-properties fo:background-color="transparent"/>
      <style:text-properties fo:font-size="12pt" style:font-size-asian="12pt" style:font-size-complex="12pt"/>
    </style:style>
    <style:style style:name="ce12" style:family="table-cell" style:parent-style-name="Default">
      <style:table-cell-properties fo:background-color="#99ffff"/>
      <style:text-properties fo:font-size="12pt" style:font-size-asian="12pt" style:font-size-complex="12pt"/>
    </style:style>
    <style:style style:name="ce13" style:family="table-cell" style:parent-style-name="Default">
      <style:table-cell-properties fo:background-color="#00cc00" style:text-align-source="fix" style:repeat-content="false" fo:border="0.002cm solid #000000" style:vertical-align="top"/>
      <style:paragraph-properties fo:text-align="center"/>
      <style:text-properties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 fo:background-color="transparent" fo:border="0.002cm solid #000000" style:vertical-align="top"/>
      <style:paragraph-properties fo:text-align="center"/>
      <style:text-properties fo:font-size="12pt" style:font-size-asian="12pt" style:font-size-complex="12pt"/>
    </style:style>
    <style:style style:name="ce15" style:family="table-cell" style:parent-style-name="Default">
      <style:table-cell-properties fo:background-color="#99ffff" style:text-align-source="fix" style:repeat-content="false" fo:border="0.002cm solid #000000" style:vertical-align="top"/>
      <style:paragraph-properties fo:text-align="center"/>
      <style:text-properties fo:font-size="12pt" style:font-size-asian="12pt" style:font-size-complex="12pt"/>
    </style:style>
    <style:style style:name="ce16" style:family="table-cell" style:parent-style-name="Default">
      <style:table-cell-properties fo:background-color="#ffcc00" style:text-align-source="fix" style:repeat-content="false" fo:border="0.002cm solid #000000" style:vertical-align="top"/>
      <style:paragraph-properties fo:text-align="center"/>
      <style:text-properties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 fo:background-color="transparent" fo:border="0.002cm solid #000000" style:vertical-align="top"/>
      <style:paragraph-properties fo:text-align="center" fo:margin-left="0cm"/>
      <style:text-properties fo:font-size="12pt" style:font-size-asian="12pt" style:font-size-complex="12pt"/>
    </style:style>
    <style:style style:name="ce18" style:family="table-cell" style:parent-style-name="Default">
      <style:table-cell-properties style:text-align-source="fix" style:repeat-content="false" fo:border="0.002cm solid #000000" style:vertical-align="top"/>
      <style:paragraph-properties fo:text-align="center" fo:margin-left="0cm"/>
      <style:text-properties fo:font-size="12pt" style:font-size-asian="12pt" style:font-size-complex="12pt"/>
    </style:style>
    <style:style style:name="ce19" style:family="table-cell" style:parent-style-name="Default">
      <style:table-cell-properties fo:background-color="#00cc00" style:text-align-source="fix" style:repeat-content="false" fo:border="0.002cm solid #000000" style:vertical-align="top"/>
      <style:paragraph-properties fo:text-align="center" fo:margin-left="0cm"/>
      <style:text-properties fo:font-size="12pt" style:font-size-asian="12pt" style:font-size-complex="12pt"/>
    </style:style>
    <style:style style:name="ce20" style:family="table-cell" style:parent-style-name="Default">
      <style:table-cell-properties fo:background-color="#00cc00" fo:wrap-option="wrap" fo:border="0.002cm solid #000000"/>
      <style:text-properties fo:font-size="12pt" style:font-size-asian="12pt" style:font-size-complex="12pt"/>
    </style:style>
    <style:style style:name="ce21" style:family="table-cell" style:parent-style-name="Default">
      <style:table-cell-properties fo:background-color="transparent" fo:wrap-option="wrap" fo:border="0.002cm solid #000000"/>
      <style:text-properties fo:font-size="12pt" style:font-size-asian="12pt" style:font-size-complex="12pt"/>
    </style:style>
    <style:style style:name="ce22" style:family="table-cell" style:parent-style-name="Default">
      <style:table-cell-properties fo:background-color="#99ffff" fo:wrap-option="wrap" fo:border="0.002cm solid #000000"/>
      <style:text-properties fo:font-size="12pt" style:font-size-asian="12pt" style:font-size-complex="12pt"/>
    </style:style>
    <style:style style:name="ce23" style:family="table-cell" style:parent-style-name="Default">
      <style:table-cell-properties fo:wrap-option="wrap" fo:border="0.002cm solid #000000"/>
      <style:text-properties fo:font-size="12pt" style:font-size-asian="12pt" style:font-size-complex="12pt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2pt" style:font-name-asian="ＭＳ Ｐゴシック" style:font-size-asian="12pt" style:font-name-complex="Mangal" style:font-size-complex="12pt"/>
    </style:style>
    <style:style style:name="ce25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26" style:family="table-cell" style:parent-style-name="Default">
      <style:table-cell-properties fo:background-color="#00cc00" fo:border="0.002cm solid #000000"/>
      <style:text-properties fo:font-size="12pt" style:font-size-asian="12pt" style:font-size-complex="12pt"/>
    </style:style>
    <style:style style:name="ce27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size="12pt" style:font-size-asian="12pt" style:font-size-complex="12pt"/>
    </style:style>
    <style:style style:name="ce28" style:family="table-cell" style:parent-style-name="Default">
      <style:table-cell-properties fo:background-color="#99ffff" fo:border="0.002cm solid #000000"/>
      <style:text-properties fo:font-size="12pt" style:font-size-asian="12pt" style:font-size-complex="12pt"/>
    </style:style>
    <style:style style:name="ce2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30" style:family="table-cell" style:parent-style-name="Default">
      <style:table-cell-properties fo:background-color="#00cc00"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31" style:family="table-cell" style:parent-style-name="Default">
      <style:table-cell-properties fo:background-color="#ffff99" style:text-align-source="fix" style:repeat-content="false" fo:border="0.002cm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2" style:family="table-cell" style:parent-style-name="Default" style:data-style-name="N50">
      <style:table-cell-properties fo:background-color="#00cc00" fo:border="0.002cm solid #000000"/>
      <style:text-properties fo:font-size="12pt" style:font-size-asian="12pt" style:font-size-complex="12pt"/>
    </style:style>
    <style:style style:name="ce33" style:family="table-cell" style:parent-style-name="Default" style:data-style-name="N82">
      <style:table-cell-properties style:text-align-source="fix" style:repeat-content="false" fo:background-color="transparent" fo:border="0.002cm solid #000000" style:vertical-align="middle"/>
      <style:paragraph-properties fo:text-align="center" fo:margin-left="0cm"/>
      <style:text-properties fo:font-size="12pt" style:font-size-asian="12pt" style:font-size-complex="12pt"/>
      <style:map style:condition="cell-content()&gt;0" style:apply-style-name="無題1" style:base-cell-address="1_tasks.H50"/>
    </style:style>
    <style:style style:name="ce34" style:family="table-cell" style:parent-style-name="Default" style:data-style-name="N50">
      <style:table-cell-properties fo:background-color="#99ffff" fo:border="0.002cm solid #000000"/>
      <style:text-properties fo:font-size="12pt" style:font-size-asian="12pt" style:font-size-complex="12pt"/>
    </style:style>
    <style:style style:name="ce35" style:family="table-cell" style:parent-style-name="Default" style:data-style-name="N82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2pt" style:font-size-asian="12pt" style:font-size-complex="12pt"/>
      <style:map style:condition="cell-content()&gt;0" style:apply-style-name="無題1" style:base-cell-address="1_tasks.H50"/>
    </style:style>
    <style:style style:name="ce36" style:family="table-cell" style:parent-style-name="Default" style:data-style-name="N82">
      <style:table-cell-properties style:text-align-source="fix" style:repeat-content="false" fo:background-color="transparent" fo:border="0.002cm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8" style:family="table-cell" style:parent-style-name="Default" style:data-style-name="N82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9" style:family="table-cell" style:parent-style-name="Default">
      <style:table-cell-properties fo:background-color="transparent" fo:border="0.002cm solid #000000"/>
      <style:text-properties fo:font-size="12pt" style:font-size-asian="12pt" style:font-size-complex="12pt"/>
    </style:style>
    <style:style style:name="ce40" style:family="table-cell" style:parent-style-name="Default">
      <style:table-cell-properties fo:background-color="#ffcc00"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41" style:family="table-cell" style:parent-style-name="Default" style:data-style-name="N82">
      <style:table-cell-properties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42" style:family="table-cell" style:parent-style-name="Default" style:data-style-name="N11">
      <style:text-properties fo:font-size="12pt" style:font-size-asian="12pt" style:font-size-complex="12pt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Arial" style:font-name-asian="ＭＳ Ｐゴシック" style:font-name-complex="Mangal"/>
    </style:style>
    <style:style style:name="T3" style:family="text">
      <style:text-properties style:text-position="super 58%"/>
    </style:style>
  </office:automatic-styles>
  <office:body>
    <office:spreadsheet>
      <table:table table:name="list" table:style-name="ta1" table:print="false">
        <office:forms form:automatic-focus="false" form:apply-design-mode="false"/>
        <table:table-column table:style-name="co1" table:number-columns-repeated="7" table:default-cell-style-name="ce4"/>
        <table:table-column table:style-name="co2" table:default-cell-style-name="ce4"/>
        <table:table-column table:style-name="co1" table:number-columns-repeated="1016" table:default-cell-style-name="ce4"/>
        <table:table-row table:style-name="ro3">
          <table:table-cell table:number-columns-repeated="1024"/>
        </table:table-row>
        <table:table-row table:style-name="ro3">
          <table:table-cell/>
          <table:table-cell table:style-name="ce5"/>
          <table:table-cell table:style-name="ce5" office:value-type="string">
            <text:p>sheet</text:p>
          </table:table-cell>
          <table:table-cell table:style-name="ce5" table:number-columns-repeated="4"/>
          <table:table-cell table:style-name="ce7" office:value-type="string">
            <text:p>register</text:p>
          </table:table-cell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office:value-type="float" office:value="1">
            <text:p>1</text:p>
          </table:table-cell>
          <table:table-cell table:style-name="ce6" office:value-type="string">
            <text:p>tasks</text:p>
          </table:table-cell>
          <table:table-cell table:style-name="ce6" table:number-columns-repeated="4"/>
          <table:table-cell table:style-name="ce8" office:value-type="date" office:date-value="2020-05-08T14:52:25.480001">
            <text:p>20/05/08 14:52</text:p>
          </table:table-cell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office:value-type="float" office:value="2">
            <text:p>2</text:p>
          </table:table-cell>
          <table:table-cell table:style-name="ce6" office:value-type="string">
            <text:p>qs</text:p>
          </table:table-cell>
          <table:table-cell table:style-name="ce6" table:number-columns-repeated="4"/>
          <table:table-cell table:style-name="ce8" office:value-type="date" office:date-value="2020-05-08T14:52:25.480001">
            <text:p>20/05/08 14:52</text:p>
          </table:table-cell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office:value-type="float" office:value="3">
            <text:p>3</text:p>
          </table:table-cell>
          <table:table-cell table:style-name="ce6" table:number-columns-repeated="5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 table:number-columns-repeated="7" table:style-name="ce2" office:value-type="string">
            <text:p>*</text:p>
          </table:table-cell>
          <table:table-cell table:style-name="ce2" table:formula="of:=NOW()" office:value-type="date" office:date-value="2020-08-26T16:22:51.15">
            <text:p>2020/8/26 16:22</text:p>
          </table:table-cell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 table:number-rows-repeated="104856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_tasks" table:style-name="ta1" table:print="false">
        <office:forms form:automatic-focus="false" form:apply-design-mode="false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3" table:default-cell-style-name="ce25"/>
        <table:table-column table:style-name="co1" table:number-columns-repeated="1015" table:default-cell-style-name="ce2"/>
        <table:table-row table:style-name="ro2">
          <table:table-cell table:style-name="ce9" office:value-type="string">
            <text:p>status</text:p>
          </table:table-cell>
          <table:table-cell table:style-name="ce7" table:formula="of:=CONCATENATE(&quot;sn(&quot;;MAX([.B2:.B36]);&quot;)&quot;)" office:value-type="string" office:string-value="sn(28.1)">
            <text:p>sn(28.1)</text:p>
          </table:table-cell>
          <table:table-cell table:style-name="ce7" office:value-type="string">
            <text:p>genre</text:p>
          </table:table-cell>
          <table:table-cell table:style-name="ce7" office:value-type="string">
            <text:p>description</text:p>
          </table:table-cell>
          <table:table-cell table:style-name="ce7" office:value-type="string">
            <text:p>platform</text:p>
          </table:table-cell>
          <table:table-cell table:style-name="ce7" office:value-type="string">
            <text:p>session id</text:p>
          </table:table-cell>
          <table:table-cell table:style-name="ce31" office:value-type="string">
            <text:p>register</text:p>
          </table:table-cell>
          <table:table-cell table:style-name="ce31" office:value-type="string">
            <text:p>started</text:p>
          </table:table-cell>
          <table:table-cell table:style-name="ce31" office:value-type="string">
            <text:p>comp</text:p>
          </table:table-cell>
          <table:table-cell table:style-name="ce7"/>
          <table:table-cell table:style-name="ce9" office:value-type="string">
            <text:p>*</text:p>
          </table:table-cell>
          <table:table-cell table:style-name="ce9" table:number-columns-repeated="1013"/>
        </table:table-row>
        <table:table-row table:style-name="ro2">
          <table:table-cell table:style-name="ce10" office:value-type="string">
            <text:p>*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style-name="ce20" office:value-type="string">
            <text:p>trailing ==&gt; coding</text:p>
          </table:table-cell>
          <table:table-cell table:style-name="ce26" office:value-type="string">
            <text:p>mt4</text:p>
          </table:table-cell>
          <table:table-cell table:style-name="ce26"/>
          <table:table-cell table:style-name="ce32" office:value-type="string">
            <text:p>20200414_154231</text:p>
          </table:table-cell>
          <table:table-cell table:style-name="ce32" office:value-type="date" office:date-value="2020-05-05T10:22:58.79">
            <text:p>20/05/05 10:22</text:p>
          </table:table-cell>
          <table:table-cell table:style-name="ce32" office:value-type="date" office:date-value="2020-05-05T13:45:20.38">
            <text:p>20/05/05 13:45</text:p>
          </table:table-cell>
          <table:table-cell table:style-name="ce26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4">
          <table:table-cell table:style-name="ce11" office:value-type="string">
            <text:p>#</text:p>
          </table:table-cell>
          <table:table-cell table:style-name="ce14" office:value-type="string">
            <text:p>1a</text:p>
          </table:table-cell>
          <table:table-cell table:style-name="ce17" office:value-type="string">
            <text:p>work</text:p>
          </table:table-cell>
          <table:table-cell table:style-name="ce21" office:value-type="string">
            <text:p>trailing : TP update ==&gt; if Bid &gt; initial TP → new SL will be (orig.SL – X amount)</text:p>
          </table:table-cell>
          <table:table-cell table:style-name="ce27" table:number-columns-repeated="2"/>
          <table:table-cell table:style-name="ce33" office:value-type="date" office:date-value="2020-05-05T14:11:02.34">
            <office:annotation office:display="true" draw:style-name="gr1" draw:text-style-name="P2" svg:width="2.899cm" svg:height="1.139cm" svg:x="24.506cm" svg:y="0.55cm" draw:caption-point-x="-0.61cm" draw:caption-point-y="0.531cm">
              <dc:creator>ik</dc:creator>
              <dc:date>2020-05-27T00:00:00</dc:date>
              <text:p text:style-name="P1"><text:span text:style-name="T1">オレンジ色１０</text:span></text:p>
            </office:annotation>
            <text:p>05.05</text:p>
          </table:table-cell>
          <table:table-cell table:style-name="ce33"/>
          <table:table-cell table:style-name="ce36"/>
          <table:table-cell table:style-name="ce39"/>
          <table:table-cell table:style-name="ce11" office:value-type="string">
            <text:p>*</text:p>
          </table:table-cell>
          <table:table-cell table:style-name="ce11" table:number-columns-repeated="1013"/>
        </table:table-row>
        <table:table-row table:style-name="ro5">
          <table:table-cell table:style-name="ce12" office:value-type="string">
            <text:p>*</text:p>
          </table:table-cell>
          <table:table-cell table:style-name="ce15" office:value-type="float" office:value="2">
            <text:p>2</text:p>
          </table:table-cell>
          <table:table-cell table:style-name="ce15"/>
          <table:table-cell table:style-name="ce22" office:value-type="string">
            <text:p>1. when ordering → ticket num : write to a file “[ea-4].(2020XXXX_XXX).dat”</text:p>
            <text:p>2. also : prev-10 bars, BB area number</text:p>
            <text:p><text:s text:c="2"/>==&gt; EXEC:@TASKS-5</text:p>
          </table:table-cell>
          <table:table-cell table:style-name="ce28" office:value-type="string">
            <text:p>mt4</text:p>
          </table:table-cell>
          <table:table-cell table:style-name="ce28"/>
          <table:table-cell table:style-name="ce34" office:value-type="string">
            <text:p>20200414_154231</text:p>
          </table:table-cell>
          <table:table-cell table:style-name="ce34"/>
          <table:table-cell table:style-name="ce34" office:value-type="date" office:date-value="2020-05-04T16:27:08.69">
            <text:p>20/05/04 16:27</text:p>
          </table:table-cell>
          <table:table-cell table:style-name="ce28"/>
          <table:table-cell table:style-name="ce12" office:value-type="string">
            <text:p>*</text:p>
          </table:table-cell>
          <table:table-cell table:style-name="ce12" table:number-columns-repeated="1013"/>
        </table:table-row>
        <table:table-row table:style-name="ro2">
          <table:table-cell table:style-name="ce10" office:value-type="string">
            <text:p>*</text:p>
          </table:table-cell>
          <table:table-cell table:style-name="ce13" office:value-type="float" office:value="3">
            <text:p>3</text:p>
          </table:table-cell>
          <table:table-cell table:style-name="ce13" office:value-type="string">
            <text:p>new FUNC</text:p>
          </table:table-cell>
          <table:table-cell table:style-name="ce20" office:value-type="string">
            <text:p>get_BB_Loc_Num(int index) : int num_BB_Area</text:p>
          </table:table-cell>
          <table:table-cell table:style-name="ce26" office:value-type="string">
            <text:p>mt4</text:p>
          </table:table-cell>
          <table:table-cell table:style-name="ce26"/>
          <table:table-cell table:style-name="ce32" office:value-type="string">
            <text:p>20200414_154231</text:p>
          </table:table-cell>
          <table:table-cell table:style-name="ce32"/>
          <table:table-cell table:style-name="ce32" office:value-type="string">
            <text:p>20200415_133912</text:p>
          </table:table-cell>
          <table:table-cell table:style-name="ce26"/>
          <table:table-cell office:value-type="string">
            <text:p>*</text:p>
          </table:table-cell>
          <table:table-cell table:style-name="ce10" table:number-columns-repeated="1013"/>
        </table:table-row>
        <table:table-row table:style-name="ro4">
          <table:table-cell table:style-name="ce10" office:value-type="string">
            <text:p>*</text:p>
          </table:table-cell>
          <table:table-cell table:style-name="ce13" office:value-type="float" office:value="4">
            <text:p>4</text:p>
          </table:table-cell>
          <table:table-cell table:style-name="ce13" office:value-type="string">
            <text:p>new FUNC</text:p>
          </table:table-cell>
          <table:table-cell table:style-name="ce20" office:value-type="string">
            <text:p>get_BB_Loc_Nums(int lenOf_Bars, int num_Start_Index) : int lo_BB_Area_Nums[]</text:p>
          </table:table-cell>
          <table:table-cell table:style-name="ce26" office:value-type="string">
            <text:p>mt4</text:p>
          </table:table-cell>
          <table:table-cell table:style-name="ce26"/>
          <table:table-cell table:style-name="ce32" office:value-type="string">
            <text:p>20200415_134059</text:p>
          </table:table-cell>
          <table:table-cell table:style-name="ce32"/>
          <table:table-cell table:style-name="ce32" office:value-type="date" office:date-value="2020-04-21T17:34:29.2">
            <text:p>20/04/21 17:34</text:p>
          </table:table-cell>
          <table:table-cell table:style-name="ce26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6">
          <table:table-cell table:style-name="ce10" office:value-type="string">
            <text:p>*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work</text:p>
          </table:table-cell>
          <table:table-cell table:style-name="ce20" office:value-type="string">
            <text:p>when ordering, write out data</text:p>
            <text:p><text:s/>ticket num</text:p>
            <text:p><text:s/>BB zone nums</text:p>
          </table:table-cell>
          <table:table-cell table:style-name="ce26" office:value-type="string">
            <text:p>mt4</text:p>
          </table:table-cell>
          <table:table-cell table:style-name="ce26"/>
          <table:table-cell table:style-name="ce32" office:value-type="date" office:date-value="2020-04-20T14:34:06.4">
            <text:p>20/04/20 14:34</text:p>
          </table:table-cell>
          <table:table-cell table:style-name="ce32"/>
          <table:table-cell table:style-name="ce32" office:value-type="date" office:date-value="2020-05-04T16:26:45.45">
            <text:p>20/05/04 16:26</text:p>
          </table:table-cell>
          <table:table-cell table:style-name="ce26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4">
          <table:table-cell table:style-name="ce10" office:value-type="string">
            <text:p>*</text:p>
          </table:table-cell>
          <table:table-cell table:style-name="ce13" office:value-type="string">
            <text:p>5a</text:p>
          </table:table-cell>
          <table:table-cell table:style-name="ce13" office:value-type="string">
            <text:p>work</text:p>
          </table:table-cell>
          <table:table-cell table:style-name="ce20" office:value-type="string">
            <text:p>when ordering, write out data</text:p>
            <text:p><text:s/>==&gt; bar width level</text:p>
          </table:table-cell>
          <table:table-cell table:style-name="ce26" office:value-type="string">
            <text:p>mt4</text:p>
          </table:table-cell>
          <table:table-cell table:style-name="ce26"/>
          <table:table-cell table:style-name="ce32" office:value-type="date" office:date-value="2020-05-03T15:24:02.18">
            <text:p>20/05/03 15:24</text:p>
          </table:table-cell>
          <table:table-cell table:style-name="ce32"/>
          <table:table-cell table:style-name="ce32" office:value-type="date" office:date-value="2020-05-04T16:26:05.69">
            <text:p>20/05/04 16:26</text:p>
          </table:table-cell>
          <table:table-cell table:style-name="ce26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2">
          <table:table-cell table:style-name="ce10" office:value-type="string">
            <text:p>*</text:p>
          </table:table-cell>
          <table:table-cell table:style-name="ce13" office:value-type="float" office:value="6">
            <text:p>6</text:p>
          </table:table-cell>
          <table:table-cell table:style-name="ce13" office:value-type="string">
            <text:p>new FUNC</text:p>
          </table:table-cell>
          <table:table-cell table:style-name="ce20" office:value-type="string">
            <text:p>op_Get_BB_Loc_Nums()</text:p>
          </table:table-cell>
          <table:table-cell table:style-name="ce26" office:value-type="string">
            <text:p>mt4</text:p>
          </table:table-cell>
          <table:table-cell table:style-name="ce26"/>
          <table:table-cell table:style-name="ce32" office:value-type="date" office:date-value="2020-04-20T17:02:56.06">
            <text:p>20/04/20 17:02</text:p>
          </table:table-cell>
          <table:table-cell table:style-name="ce32" office:value-type="string">
            <text:p>-</text:p>
          </table:table-cell>
          <table:table-cell table:style-name="ce32" office:value-type="date" office:date-value="2020-04-20T17:05:21.06">
            <text:p>20/04/20 17:05</text:p>
          </table:table-cell>
          <table:table-cell table:style-name="ce26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2">
          <table:table-cell table:style-name="ce10" office:value-type="string">
            <text:p>*</text:p>
          </table:table-cell>
          <table:table-cell table:style-name="ce13" office:value-type="float" office:value="7">
            <text:p>7</text:p>
          </table:table-cell>
          <table:table-cell table:style-name="ce13" office:value-type="string">
            <text:p>work</text:p>
          </table:table-cell>
          <table:table-cell table:style-name="ce20" office:value-type="string">
            <text:p>when new bar ==&gt; write out BB zone data</text:p>
          </table:table-cell>
          <table:table-cell table:style-name="ce26" office:value-type="string">
            <text:p>mt4</text:p>
          </table:table-cell>
          <table:table-cell table:style-name="ce26"/>
          <table:table-cell table:style-name="ce32" office:value-type="date" office:date-value="2020-04-20T17:29:30.440001">
            <text:p>20/04/20 17:29</text:p>
          </table:table-cell>
          <table:table-cell table:style-name="ce32" table:number-columns-repeated="2"/>
          <table:table-cell table:style-name="ce26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6">
          <table:table-cell table:style-name="ce10" office:value-type="string">
            <text:p>*</text:p>
          </table:table-cell>
          <table:table-cell table:style-name="ce13" office:value-type="float" office:value="8">
            <text:p>8</text:p>
          </table:table-cell>
          <table:table-cell table:style-name="ce13" office:value-type="string">
            <text:p>modify FUNC</text:p>
          </table:table-cell>
          <table:table-cell table:style-name="ce20" office:value-type="string">
            <text:p>get_BB_Loc_Nums(...), op_Get_BB_Loc_Nums</text:p>
            <text:p><text:s/>==&gt; add param</text:p>
            <text:p><text:s/>_lo_Up_Down[]</text:p>
          </table:table-cell>
          <table:table-cell table:style-name="ce26" office:value-type="string">
            <text:p>mt4</text:p>
          </table:table-cell>
          <table:table-cell table:style-name="ce26"/>
          <table:table-cell table:style-name="ce32" office:value-type="date" office:date-value="2020-04-21T09:34:39.72">
            <text:p>20/04/21 09:34</text:p>
          </table:table-cell>
          <table:table-cell table:style-name="ce32"/>
          <table:table-cell table:style-name="ce32" office:value-type="date" office:date-value="2020-04-21T10:05:12.21">
            <text:p>20/04/21 10:05</text:p>
          </table:table-cell>
          <table:table-cell table:style-name="ce26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6">
          <table:table-cell table:style-name="ce10" office:value-type="string">
            <text:p>*</text:p>
          </table:table-cell>
          <table:table-cell table:style-name="ce13" office:value-type="float" office:value="9">
            <text:p>9</text:p>
          </table:table-cell>
          <table:table-cell table:style-name="ce13" office:value-type="string">
            <text:p>modify FUNC</text:p>
          </table:table-cell>
          <table:table-cell table:style-name="ce20" office:value-type="string">
            <text:p>get_BB_Loc_Nums(...), op_Get_BB_Loc_Nums</text:p>
            <text:p><text:s/>==&gt; add param</text:p>
            <text:p><text:s/>float _lo_WidthOf_Up_Down[]</text:p>
          </table:table-cell>
          <table:table-cell table:style-name="ce26" office:value-type="string">
            <text:p>mt4</text:p>
          </table:table-cell>
          <table:table-cell table:style-name="ce26"/>
          <table:table-cell table:style-name="ce32" office:value-type="date" office:date-value="2020-04-21T10:04:55.54">
            <text:p>20/04/21 10:04</text:p>
          </table:table-cell>
          <table:table-cell table:style-name="ce32"/>
          <table:table-cell table:style-name="ce32" office:value-type="date" office:date-value="2020-04-21T17:33:45.42">
            <text:p>20/04/21 17:33</text:p>
          </table:table-cell>
          <table:table-cell table:style-name="ce26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4">
          <table:table-cell table:style-name="ce10" office:value-type="string">
            <text:p>*</text:p>
          </table:table-cell>
          <table:table-cell table:style-name="ce13" office:value-type="float" office:value="10">
            <text:p>10</text:p>
          </table:table-cell>
          <table:table-cell table:style-name="ce13" office:value-type="string">
            <text:p>modify</text:p>
          </table:table-cell>
          <table:table-cell table:style-name="ce20" office:value-type="string">
            <text:p>“bar-data” file ==&gt; add info</text:p>
            <text:p><text:s/>1) pair, period</text:p>
          </table:table-cell>
          <table:table-cell table:style-name="ce26" office:value-type="string">
            <text:p>mt4</text:p>
          </table:table-cell>
          <table:table-cell table:style-name="ce26"/>
          <table:table-cell table:style-name="ce32" office:value-type="date" office:date-value="2020-04-21T17:33:31.62">
            <text:p>20/04/21 17:33</text:p>
          </table:table-cell>
          <table:table-cell table:style-name="ce32"/>
          <table:table-cell table:style-name="ce32" office:value-type="date" office:date-value="2020-04-22T12:21:06.61">
            <text:p>20/04/22 12:21</text:p>
          </table:table-cell>
          <table:table-cell table:style-name="ce26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4">
          <table:table-cell table:style-name="ce10" office:value-type="string">
            <text:p>*</text:p>
          </table:table-cell>
          <table:table-cell table:style-name="ce13" office:value-type="float" office:value="11">
            <text:p>11</text:p>
          </table:table-cell>
          <table:table-cell table:style-name="ce13" office:value-type="string">
            <text:p>new feature</text:p>
          </table:table-cell>
          <table:table-cell table:style-name="ce20" office:value-type="string">
            <text:p>when new bar ==&gt; write out : stats</text:p>
            <text:p><text:s/>1) width of up/down</text:p>
          </table:table-cell>
          <table:table-cell table:style-name="ce26" office:value-type="string">
            <text:p>mt4</text:p>
          </table:table-cell>
          <table:table-cell table:style-name="ce26"/>
          <table:table-cell table:style-name="ce32" office:value-type="date" office:date-value="2020-04-21T17:49:45.57">
            <text:p>20/04/21 17:49</text:p>
          </table:table-cell>
          <table:table-cell table:style-name="ce32"/>
          <table:table-cell table:style-name="ce32" office:value-type="date" office:date-value="2020-04-22T14:58:24.09">
            <text:p>20/04/22 14:58</text:p>
          </table:table-cell>
          <table:table-cell table:style-name="ce26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7">
          <table:table-cell table:style-name="ce10" office:value-type="string">
            <text:p>*</text:p>
          </table:table-cell>
          <table:table-cell table:style-name="ce13" office:value-type="float" office:value="12">
            <text:p>12</text:p>
          </table:table-cell>
          <table:table-cell table:style-name="ce13" office:value-type="string">
            <text:p>modify FUNC</text:p>
          </table:table-cell>
          <table:table-cell table:style-name="ce20" office:value-type="string">
            <text:p>get_BB_Loc_Nums(...), op_Get_BB_Loc_Nums</text:p>
            <text:p><text:s/>==&gt; add param</text:p>
            <text:p><text:s/>int _lo_WidthOf_Up_Down__Zone_Num[]</text:p>
            <text:p><text:s text:c="3"/>==&gt; 2. get_LO_Width_Zone_Nums</text:p>
            <text:p>if : M1 (//_20200422_143448:mark : lib_ea_2.mqh)</text:p>
            <text:p>0.005&gt;= 1</text:p>
            <text:p>0.01&gt;= 2</text:p>
            <text:p>0.015&gt;= 3</text:p>
            <text:p>0.02&gt;= 4</text:p>
            <text:p>0.03&gt;= 5</text:p>
            <text:p>0.03&lt; 6</text:p>
          </table:table-cell>
          <table:table-cell table:style-name="ce26" office:value-type="string">
            <text:p>mt4</text:p>
          </table:table-cell>
          <table:table-cell table:style-name="ce26"/>
          <table:table-cell table:style-name="ce32" office:value-type="date" office:date-value="2020-04-22T14:35:34.17">
            <text:p>20/04/22 14:35</text:p>
          </table:table-cell>
          <table:table-cell table:style-name="ce32"/>
          <table:table-cell table:style-name="ce32" office:value-type="date" office:date-value="2020-04-24T17:58:58.63">
            <text:p>20/04/24 17:58</text:p>
          </table:table-cell>
          <table:table-cell table:style-name="ce26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2">
          <table:table-cell office:value-type="string">
            <text:p>#</text:p>
          </table:table-cell>
          <table:table-cell table:style-name="ce16" office:value-type="float" office:value="13">
            <text:p>13</text:p>
          </table:table-cell>
          <table:table-cell table:style-name="ce18" office:value-type="string">
            <text:p>tools</text:p>
          </table:table-cell>
          <table:table-cell table:style-name="ce23" office:value-type="string">
            <text:p>new FUNC : slice_Raw_Data_By_Week</text:p>
          </table:table-cell>
          <table:table-cell table:style-name="ce29" office:value-type="string">
            <text:p>php</text:p>
          </table:table-cell>
          <table:table-cell table:style-name="ce29" office:value-type="string">
            <text:p>44# 10.3.3</text:p>
          </table:table-cell>
          <table:table-cell table:style-name="ce35" office:value-type="date" office:date-value="2020-04-25T16:08:49.7">
            <text:p>04.25</text:p>
          </table:table-cell>
          <table:table-cell table:style-name="ce35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0" office:value-type="string">
            <text:p>*</text:p>
          </table:table-cell>
          <table:table-cell table:style-name="ce13" office:value-type="string">
            <text:p>5a</text:p>
          </table:table-cell>
          <table:table-cell table:style-name="ce13" office:value-type="string">
            <text:p>tools</text:p>
          </table:table-cell>
          <table:table-cell table:style-name="ce20" office:value-type="string">
            <text:p>ticket-data log file ==&gt; write header lines in “init()”</text:p>
          </table:table-cell>
          <table:table-cell table:style-name="ce26" office:value-type="string">
            <text:p>mt4</text:p>
          </table:table-cell>
          <table:table-cell table:style-name="ce26" office:value-type="string">
            <text:p>44# 11.1_7</text:p>
          </table:table-cell>
          <table:table-cell table:style-name="ce32" office:value-type="date" office:date-value="2020-04-28T15:10:55.21">
            <text:p>20/04/28 15:10</text:p>
          </table:table-cell>
          <table:table-cell table:style-name="ce32"/>
          <table:table-cell table:style-name="ce32" table:formula="of:=NOW()" office:value-type="date" office:date-value="2020-08-26T16:22:51.23">
            <text:p>20/08/26 16:22</text:p>
          </table:table-cell>
          <table:table-cell table:style-name="ce26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6">
          <table:table-cell table:style-name="ce10" office:value-type="string">
            <text:p>*</text:p>
          </table:table-cell>
          <table:table-cell table:style-name="ce13" office:value-type="float" office:value="14">
            <text:p>14</text:p>
          </table:table-cell>
          <table:table-cell table:style-name="ce13" office:value-type="string">
            <text:p>coding</text:p>
          </table:table-cell>
          <table:table-cell table:style-name="ce20" office:value-type="string">
            <text:p>bar width level : vals ==&gt; to cons.mqh</text:p>
            <text:p><text:s text:c="2"/>==&gt; A/J,M1 → comp : cons_LO_Threshold_Bar_Width_Level_A_J_M1</text:p>
          </table:table-cell>
          <table:table-cell table:style-name="ce26" office:value-type="string">
            <text:p>mt4</text:p>
          </table:table-cell>
          <table:table-cell table:style-name="ce26" office:value-type="string">
            <text:p>JVEMV6 44# 11.1_11</text:p>
          </table:table-cell>
          <table:table-cell table:style-name="ce32" office:value-type="date" office:date-value="2020-05-02T13:09:27.84">
            <text:p>20/05/02 13:09</text:p>
          </table:table-cell>
          <table:table-cell table:style-name="ce32"/>
          <table:table-cell table:style-name="ce32" office:value-type="date" office:date-value="2020-05-04T16:29:09.74">
            <text:p>20/05/04 16:29</text:p>
          </table:table-cell>
          <table:table-cell table:style-name="ce26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4">
          <table:table-cell table:style-name="ce10" office:value-type="string">
            <text:p>*</text:p>
          </table:table-cell>
          <table:table-cell table:style-name="ce13" office:value-type="float" office:value="15">
            <text:p>15</text:p>
          </table:table-cell>
          <table:table-cell table:style-name="ce13" office:value-type="string">
            <text:p>new FUnC</text:p>
          </table:table-cell>
          <table:table-cell table:style-name="ce20" office:value-type="string">
            <text:p>get_Bar_Width_Level_Nums(int index, float lo_Level_Vals) : int num_Level</text:p>
          </table:table-cell>
          <table:table-cell table:style-name="ce26" office:value-type="string">
            <text:p>mt4</text:p>
          </table:table-cell>
          <table:table-cell table:style-name="ce26" office:value-type="string">
            <text:p>JVEMV6 44# 11.1_11</text:p>
          </table:table-cell>
          <table:table-cell table:style-name="ce32" office:value-type="date" office:date-value="2020-05-02T13:34:57.48">
            <text:p>20/05/02 13:34</text:p>
          </table:table-cell>
          <table:table-cell table:style-name="ce32"/>
          <table:table-cell table:style-name="ce32" office:value-type="date" office:date-value="2020-05-03T15:07:21.81">
            <text:p>20/05/03 15:07</text:p>
          </table:table-cell>
          <table:table-cell table:style-name="ce26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6">
          <table:table-cell office:value-type="string">
            <text:p>#</text:p>
          </table:table-cell>
          <table:table-cell table:style-name="ce16" office:value-type="float" office:value="16">
            <text:p>16</text:p>
          </table:table-cell>
          <table:table-cell table:style-name="ce18" office:value-type="string">
            <text:p>work</text:p>
          </table:table-cell>
          <table:table-cell table:style-name="ce23" office:value-type="string">
            <text:p>lo_Thresholds ==&gt; init according to : Period(), Symbol()</text:p>
            <text:p>//20200503_151441:tmp</text:p>
            <text:p>ea-4.mq4</text:p>
          </table:table-cell>
          <table:table-cell table:style-name="ce29" office:value-type="string">
            <text:p>mt4</text:p>
          </table:table-cell>
          <table:table-cell table:style-name="ce29"/>
          <table:table-cell table:style-name="ce35" office:value-type="date" office:date-value="2020-05-03T15:15:11.93">
            <text:p>05.03</text:p>
          </table:table-cell>
          <table:table-cell table:style-name="ce35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8">
          <table:table-cell office:value-type="string">
            <text:p>#</text:p>
          </table:table-cell>
          <table:table-cell table:style-name="ce16" office:value-type="float" office:value="17">
            <text:p>17</text:p>
          </table:table-cell>
          <table:table-cell table:style-name="ce18" office:value-type="string">
            <text:p>work</text:p>
          </table:table-cell>
          <table:table-cell table:style-name="ce23" office:value-type="string">
            <text:p>gen ==&gt; trade result list</text:p>
            <text:p><text:s/>1) use</text:p>
            <text:p><text:s text:c="4"/>1. trading report</text:p>
            <text:p><text:s text:c="4"/>2. [ea-4_tester-1].(XXX).(tickets-data)</text:p>
            <text:p><text:s/>2) resources</text:p>
            <text:p><text:s text:c="3"/>1. get_ListOf_Orders_From_Statement() (\FxUtilitiesController.php)</text:p>
          </table:table-cell>
          <table:table-cell table:style-name="ce29" office:value-type="string">
            <text:p>mt4</text:p>
          </table:table-cell>
          <table:table-cell table:style-name="ce29"/>
          <table:table-cell table:style-name="ce35" office:value-type="date" office:date-value="2020-05-05T13:44:32.1">
            <text:p>05.05</text:p>
          </table:table-cell>
          <table:table-cell table:style-name="ce35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8">
          <table:table-cell office:value-type="string">
            <text:p>#</text:p>
          </table:table-cell>
          <table:table-cell table:style-name="ce16" office:value-type="float" office:value="18">
            <text:p>18</text:p>
          </table:table-cell>
          <table:table-cell table:style-name="ce18" office:value-type="string">
            <text:p>review</text:p>
          </table:table-cell>
          <table:table-cell table:style-name="ce23" office:value-type="string">
            <text:p>combined data</text:p>
            <text:p><text:s/>[ea-4_tester-1].(20200507_140530).(combined-data).(20200507_175651_379914).dat </text:p>
            <text:p><text:s/>C:\Users\iwabuchiken\AppData\Roaming\MetaQuotes\Terminal\34B08C83A5AAE27A4079DE708E60511E\MQL4\Files\Logs\20200505_140459[eap-2.id-1].[AUDJPY-5].dir</text:p>
          </table:table-cell>
          <table:table-cell table:style-name="ce29" office:value-type="string">
            <text:p>mt4</text:p>
          </table:table-cell>
          <table:table-cell table:style-name="ce29"/>
          <table:table-cell table:style-name="ce35" office:value-type="date" office:date-value="2020-05-07T17:58:30.68">
            <text:p>05.07</text:p>
          </table:table-cell>
          <table:table-cell table:style-name="ce35" office:value-type="date" office:date-value="2020-05-08T14:51:08.78">
            <text:p>05.08</text:p>
          </table:table-cell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office:value-type="string">
            <text:p>#</text:p>
          </table:table-cell>
          <table:table-cell table:style-name="ce16" office:value-type="float" office:value="19">
            <text:p>19</text:p>
          </table:table-cell>
          <table:table-cell table:style-name="ce18" office:value-type="string">
            <text:p>work</text:p>
          </table:table-cell>
          <table:table-cell table:style-name="ce23" office:value-type="string">
            <text:p>gen “combined-data”</text:p>
          </table:table-cell>
          <table:table-cell table:style-name="ce29" office:value-type="string">
            <text:p>php</text:p>
          </table:table-cell>
          <table:table-cell table:style-name="ce29"/>
          <table:table-cell table:style-name="ce35" office:value-type="date" office:date-value="2020-05-09T12:32:46.48">
            <text:p>05.09</text:p>
          </table:table-cell>
          <table:table-cell table:style-name="ce35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6" office:value-type="float" office:value="19.1">
            <text:p>19.1</text:p>
          </table:table-cell>
          <table:table-cell table:style-name="ce18" office:value-type="string">
            <text:p>work</text:p>
          </table:table-cell>
          <table:table-cell table:style-name="ce24" office:value-type="string">
            <text:p>“combined-data” ==&gt; process data</text:p>
          </table:table-cell>
          <table:table-cell table:style-name="ce29" office:value-type="string">
            <text:p>sheet</text:p>
          </table:table-cell>
          <table:table-cell table:style-name="ce29"/>
          <table:table-cell table:style-name="ce8" office:value-type="date" office:date-value="2020-05-10T15:25:51.13">
            <text:p>20/05/10 15:25</text:p>
          </table:table-cell>
          <table:table-cell table:style-name="ce8" table:number-columns-repeated="2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9">
          <table:table-cell office:value-type="string">
            <text:p>#</text:p>
          </table:table-cell>
          <table:table-cell table:style-name="ce16" office:value-type="float" office:value="20">
            <text:p>20</text:p>
          </table:table-cell>
          <table:table-cell table:style-name="ce18" office:value-type="string">
            <text:p>work</text:p>
          </table:table-cell>
          <table:table-cell table:style-name="ce23" office:value-type="string">
            <text:p>gen stat data</text:p>
            <text:p>1. of “combined-data” ==&gt; BB.loc-1が Z1~6のものについて</text:p>
            <text:p>2. ==&gt; “Profit” の合計、算出してみよう (Z1、Z2、...それぞれの領域について）</text:p>
          </table:table-cell>
          <table:table-cell table:style-name="ce29" office:value-type="string">
            <text:p>-</text:p>
          </table:table-cell>
          <table:table-cell table:style-name="ce29" office:value-type="string">
            <text:p>44#10.3.4_4</text:p>
          </table:table-cell>
          <table:table-cell table:style-name="ce35" office:value-type="date" office:date-value="2020-05-09T13:33:14.99">
            <text:p>05.09</text:p>
          </table:table-cell>
          <table:table-cell table:style-name="ce35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4">
          <table:table-cell office:value-type="string">
            <text:p>#</text:p>
          </table:table-cell>
          <table:table-cell table:style-name="ce16" office:value-type="float" office:value="21">
            <text:p>21</text:p>
          </table:table-cell>
          <table:table-cell table:style-name="ce18" office:value-type="string">
            <text:p>work</text:p>
          </table:table-cell>
          <table:table-cell table:style-name="ce23" office:value-type="string">
            <text:p>BB.loc-X を、X=1から順に、ソートする</text:p>
            <text:p>==&gt; log_JVE_44_10_3_4.[session-3].ods</text:p>
          </table:table-cell>
          <table:table-cell table:style-name="ce29"/>
          <table:table-cell table:style-name="ce29" office:value-type="string">
            <text:p>10.3.4_6</text:p>
          </table:table-cell>
          <table:table-cell table:style-name="ce35" office:value-type="date" office:date-value="2020-05-13T16:43:37.15">
            <text:p>05.13</text:p>
          </table:table-cell>
          <table:table-cell table:style-name="ce35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office:value-type="string">
            <text:p>#</text:p>
          </table:table-cell>
          <table:table-cell table:style-name="ce16" office:value-type="float" office:value="22">
            <text:p>22</text:p>
          </table:table-cell>
          <table:table-cell table:style-name="ce18" office:value-type="string">
            <text:p>admin</text:p>
          </table:table-cell>
          <table:table-cell table:style-name="ce23" office:value-type="string">
            <text:p>desktop-pcで作ったEAファイル　=&gt;　note-pcへ入れる</text:p>
          </table:table-cell>
          <table:table-cell table:style-name="ce29" table:number-columns-repeated="2"/>
          <table:table-cell table:style-name="ce35" office:value-type="date" office:date-value="2020-05-15T12:56:18.73">
            <text:p>05.15</text:p>
          </table:table-cell>
          <table:table-cell table:style-name="ce35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5">
          <table:table-cell office:value-type="string">
            <text:p>#</text:p>
          </table:table-cell>
          <table:table-cell table:style-name="ce16" office:value-type="float" office:value="23">
            <text:p>23</text:p>
          </table:table-cell>
          <table:table-cell table:style-name="ce18" office:value-type="string">
            <text:p>work</text:p>
          </table:table-cell>
          <table:table-cell table:style-name="ce23" office:value-type="string">
            <text:p>“width level” data ==&gt; generate</text:p>
            <text:p>for</text:p>
            <text:p><text:s text:c="2"/>1. U/J</text:p>
            <text:p><text:s text:c="2"/>2. E/J</text:p>
          </table:table-cell>
          <table:table-cell table:style-name="ce29"/>
          <table:table-cell table:style-name="ce29" office:value-type="string">
            <text:p>44#10.4_7</text:p>
          </table:table-cell>
          <table:table-cell table:style-name="ce35" office:value-type="date" office:date-value="2020-05-16T13:25:09.13">
            <text:p>05.16</text:p>
          </table:table-cell>
          <table:table-cell table:style-name="ce35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6">
          <table:table-cell table:style-name="ce10" office:value-type="string">
            <text:p>*</text:p>
          </table:table-cell>
          <table:table-cell table:style-name="ce13" office:value-type="float" office:value="24">
            <text:p>24</text:p>
          </table:table-cell>
          <table:table-cell table:style-name="ce19" office:value-type="string">
            <text:p>prog</text:p>
          </table:table-cell>
          <table:table-cell table:style-name="ce20" office:value-type="string">
            <text:p>ea-4.mq4 ==&gt; gen other data → technical data : Force. RSI, MFI</text:p>
            <text:p><text:s text:c="2"/>=&gt; tickets-data log data</text:p>
            <text:p><text:s/>==&gt; prev 9 bars</text:p>
          </table:table-cell>
          <table:table-cell table:style-name="ce30" office:value-type="string">
            <text:p>mt4</text:p>
          </table:table-cell>
          <table:table-cell table:style-name="ce30" office:value-type="string">
            <text:p>44#13.24_1</text:p>
          </table:table-cell>
          <table:table-cell table:style-name="ce32" office:value-type="date" office:date-value="2020-05-18T12:32:52.97">
            <text:p>20/05/18 12:32</text:p>
          </table:table-cell>
          <table:table-cell table:style-name="ce32"/>
          <table:table-cell table:style-name="ce32" office:value-type="date" office:date-value="2020-05-18T15:18:27.18">
            <text:p>20/05/18 15:18</text:p>
          </table:table-cell>
          <table:table-cell table:style-name="ce26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10">
          <table:table-cell office:value-type="string">
            <text:p>#</text:p>
          </table:table-cell>
          <table:table-cell table:style-name="ce16" office:value-type="float" office:value="25">
            <text:p>25</text:p>
          </table:table-cell>
          <table:table-cell table:style-name="ce18" office:value-type="string">
            <text:p>stats</text:p>
          </table:table-cell>
          <table:table-cell table:style-name="ce23" office:value-type="string">
            <text:p>“(stats-data)” file</text:p>
            <text:p><text:s text:c="2"/>==&gt; write more stats data</text:p>
            <text:p>1) Force index : between-X-bars diff of Force vals (X = 2, for starter)</text:p>
            <text:p>2) same to ==&gt; MFI, RSI</text:p>
          </table:table-cell>
          <table:table-cell table:style-name="ce29" office:value-type="string">
            <text:p>mt4</text:p>
          </table:table-cell>
          <table:table-cell table:style-name="ce29" office:value-type="string">
            <text:p>44#13.24_1</text:p>
          </table:table-cell>
          <table:table-cell table:style-name="ce35" office:value-type="date" office:date-value="2020-05-18T15:20:45.94">
            <text:p>05.18</text:p>
          </table:table-cell>
          <table:table-cell table:style-name="ce35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6">
          <table:table-cell table:style-name="ce10" office:value-type="string">
            <text:p>*</text:p>
          </table:table-cell>
          <table:table-cell table:style-name="ce13" office:value-type="float" office:value="26">
            <text:p>26</text:p>
          </table:table-cell>
          <table:table-cell table:style-name="ce19" office:value-type="string">
            <text:p>admin</text:p>
          </table:table-cell>
          <table:table-cell table:style-name="ce20" office:value-type="string">
            <text:p>gen trading result list (combined list)</text:p>
            <text:p><text:s/>==&gt; as for param vals, → use external file</text:p>
            <text:p>===&gt; 44#13.26_2</text:p>
          </table:table-cell>
          <table:table-cell table:style-name="ce30" office:value-type="string">
            <text:p>php</text:p>
          </table:table-cell>
          <table:table-cell table:style-name="ce30" office:value-type="string">
            <text:p>44#13.26</text:p>
          </table:table-cell>
          <table:table-cell table:style-name="ce32" office:value-type="date" office:date-value="2020-05-19T18:53:20.700001">
            <text:p>20/05/19 18:53</text:p>
          </table:table-cell>
          <table:table-cell table:style-name="ce32"/>
          <table:table-cell table:style-name="ce32" office:value-type="date" office:date-value="2020-05-20T13:50:07.23">
            <text:p>20/05/20 13:50</text:p>
          </table:table-cell>
          <table:table-cell table:style-name="ce26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2">
          <table:table-cell office:value-type="string">
            <text:p>#</text:p>
          </table:table-cell>
          <table:table-cell table:style-name="ce16" office:value-type="float" office:value="26">
            <text:p>26</text:p>
          </table:table-cell>
          <table:table-cell table:style-name="ce18" office:value-type="string">
            <text:p>admin</text:p>
          </table:table-cell>
          <table:table-cell table:style-name="ce23" office:value-type="string">
            <text:p>note-pcで作ったstatement file 他　=&gt;　desktop へ入れる</text:p>
          </table:table-cell>
          <table:table-cell table:number-columns-repeated="2" table:style-name="ce29" office:value-type="string">
            <text:p>-</text:p>
          </table:table-cell>
          <table:table-cell table:style-name="ce35" office:value-type="date" office:date-value="2020-05-20T13:52:19.46">
            <text:p>05.20</text:p>
          </table:table-cell>
          <table:table-cell table:style-name="ce35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office:value-type="string">
            <text:p>#</text:p>
          </table:table-cell>
          <table:table-cell table:style-name="ce16" office:value-type="float" office:value="27">
            <text:p>27</text:p>
          </table:table-cell>
          <table:table-cell table:style-name="ce18" office:value-type="string">
            <text:p>observe</text:p>
          </table:table-cell>
          <table:table-cell table:style-name="ce23" office:value-type="string">
            <text:p>trade result list (mfi, rsi included) ==&gt; observe</text:p>
          </table:table-cell>
          <table:table-cell table:number-columns-repeated="2" table:style-name="ce29" office:value-type="string">
            <text:p>-</text:p>
          </table:table-cell>
          <table:table-cell table:style-name="ce35" office:value-type="date" office:date-value="2020-05-20T13:53:30.2">
            <text:p>05.20</text:p>
          </table:table-cell>
          <table:table-cell table:style-name="ce35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11">
          <table:table-cell office:value-type="string">
            <text:p>#</text:p>
          </table:table-cell>
          <table:table-cell table:style-name="ce16" office:value-type="float" office:value="28">
            <text:p>28</text:p>
          </table:table-cell>
          <table:table-cell table:style-name="ce18" office:value-type="string">
            <text:p>tools</text:p>
          </table:table-cell>
          <table:table-cell table:style-name="ce23" office:value-type="string">
            <text:p>gen raw data</text:p>
            <text:p>==&gt; more data (indicator values)</text:p>
            <text:p>==&gt; MFI,Force,RSI</text:p>
            <text:p>2) coding</text:p>
            <text:p><text:s text:c="2"/>1. mt4</text:p>
            <text:p><text:s text:c="2"/>2. php</text:p>
          </table:table-cell>
          <table:table-cell table:style-name="ce29" office:value-type="string">
            <text:p>mt4</text:p>
          </table:table-cell>
          <table:table-cell table:style-name="ce29" office:value-type="string">
            <text:p>-</text:p>
          </table:table-cell>
          <table:table-cell table:style-name="ce35" office:value-type="date" office:date-value="2020-05-21T14:41:22.15">
            <text:p>05.21</text:p>
          </table:table-cell>
          <table:table-cell table:style-name="ce35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office:value-type="string">
            <text:p>#</text:p>
          </table:table-cell>
          <table:table-cell table:style-name="ce16" office:value-type="float" office:value="28.1">
            <text:p>28.1</text:p>
          </table:table-cell>
          <table:table-cell table:style-name="ce18" office:value-type="string">
            <text:p>func</text:p>
          </table:table-cell>
          <table:table-cell table:style-name="ce23" office:value-type="string">
            <text:p>get_ListOf_BarDatas__V2()</text:p>
          </table:table-cell>
          <table:table-cell table:style-name="ce29" office:value-type="string">
            <text:p>php</text:p>
          </table:table-cell>
          <table:table-cell table:style-name="ce29" office:value-type="string">
            <text:p>-</text:p>
          </table:table-cell>
          <table:table-cell table:style-name="ce35" office:value-type="date" office:date-value="2020-05-22T11:37:26.15">
            <text:p>05.22</text:p>
          </table:table-cell>
          <table:table-cell table:style-name="ce35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12">
          <table:table-cell office:value-type="string">
            <text:p>#</text:p>
          </table:table-cell>
          <table:table-cell table:style-name="ce16" office:value-type="string">
            <text:p>13a</text:p>
          </table:table-cell>
          <table:table-cell table:style-name="ce18" office:value-type="string">
            <text:p>tools</text:p>
          </table:table-cell>
          <table:table-cell table:style-name="ce23" office:value-type="string">
            <text:p>new FUNC : LibFxAdmin::slice_Raw_Data_By_Day__V2</text:p>
            <text:p/>
            <text:p><text:s/>1. slice</text:p>
            <text:p><text:s/>2. return values</text:p>
            <text:p><text:s/>3. caller(_slice_Raw_Data_By_Day : FxAdminController) ==&gt; write to file</text:p>
          </table:table-cell>
          <table:table-cell table:style-name="ce29" office:value-type="string">
            <text:p>php</text:p>
          </table:table-cell>
          <table:table-cell table:style-name="ce29" office:value-type="string">
            <text:p>-</text:p>
          </table:table-cell>
          <table:table-cell table:style-name="ce35" office:value-type="date" office:date-value="2020-05-24T16:49:29.16">
            <text:p>05.24</text:p>
          </table:table-cell>
          <table:table-cell table:style-name="ce35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13">
          <table:table-cell office:value-type="string">
            <text:p>#</text:p>
          </table:table-cell>
          <table:table-cell table:style-name="ce16" office:value-type="string">
            <text:p>13b</text:p>
          </table:table-cell>
          <table:table-cell table:style-name="ce18" office:value-type="string">
            <text:p>tools</text:p>
          </table:table-cell>
          <table:table-cell table:style-name="ce23" office:value-type="string">
            <text:p>slice_Raw_Data (//_20200522_115734:head FxAdminController)</text:p>
            <text:p><text:s/>==&gt; use url parameters</text:p>
            <text:p><text:s/>1. source csv file name</text:p>
          </table:table-cell>
          <table:table-cell table:style-name="ce29" office:value-type="string">
            <text:p>php</text:p>
          </table:table-cell>
          <table:table-cell table:style-name="ce29" office:value-type="string">
            <text:p>-</text:p>
          </table:table-cell>
          <table:table-cell table:style-name="ce35" office:value-type="date" office:date-value="2020-05-26T18:43:31.66">
            <text:p>05.26</text:p>
          </table:table-cell>
          <table:table-cell table:style-name="ce35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office:value-type="string">
            <text:p>#</text:p>
          </table:table-cell>
          <table:table-cell table:style-name="ce16" office:value-type="float" office:value="29">
            <text:p>29</text:p>
          </table:table-cell>
          <table:table-cell table:style-name="ce18" office:value-type="string">
            <text:p>tools</text:p>
          </table:table-cell>
          <table:table-cell table:style-name="ce23" office:value-type="string">
            <text:p>fx_tester_T_1_V2</text:p>
          </table:table-cell>
          <table:table-cell table:style-name="ce29" office:value-type="string">
            <text:p>php</text:p>
          </table:table-cell>
          <table:table-cell table:style-name="ce29" office:value-type="string">
            <text:p>-</text:p>
          </table:table-cell>
          <table:table-cell table:style-name="ce35" office:value-type="date" office:date-value="2020-05-27T10:31:46.95">
            <text:p>05.27</text:p>
          </table:table-cell>
          <table:table-cell table:style-name="ce35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14">
          <table:table-cell office:value-type="string">
            <text:p>#</text:p>
          </table:table-cell>
          <table:table-cell table:style-name="ce16" office:value-type="float" office:value="29.1">
            <text:p>29.1</text:p>
          </table:table-cell>
          <table:table-cell table:style-name="ce18" office:value-type="string">
            <text:p>tools</text:p>
          </table:table-cell>
          <table:table-cell table:style-name="ce23" office:value-type="string">
            <text:p>fx_tester_T_1__Order_Buy__V2()</text:p>
          </table:table-cell>
          <table:table-cell table:style-name="ce29" office:value-type="string">
            <text:p>php</text:p>
          </table:table-cell>
          <table:table-cell table:style-name="ce29" office:value-type="string">
            <text:p>-</text:p>
          </table:table-cell>
          <table:table-cell table:style-name="ce35" office:value-type="date" office:date-value="2020-05-27T10:31:46.95">
            <text:p>05.27</text:p>
          </table:table-cell>
          <table:table-cell table:style-name="ce35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4">
          <table:table-cell office:value-type="string">
            <text:p>#</text:p>
          </table:table-cell>
          <table:table-cell table:style-name="ce16" office:value-type="float" office:value="29.2">
            <text:p>29.2</text:p>
          </table:table-cell>
          <table:table-cell table:style-name="ce18" office:value-type="string">
            <text:p>tools</text:p>
          </table:table-cell>
          <table:table-cell table:style-name="ce23" office:value-type="string">
            <text:p>fx_tester_T_1__Order_Buy__V2()</text:p>
            <text:p><text:s text:c="2"/>get : list of bardatas</text:p>
          </table:table-cell>
          <table:table-cell table:style-name="ce29" office:value-type="string">
            <text:p>php</text:p>
          </table:table-cell>
          <table:table-cell table:style-name="ce29" office:value-type="string">
            <text:p>-</text:p>
          </table:table-cell>
          <table:table-cell table:style-name="ce35" office:value-type="date" office:date-value="2020-05-29T18:53:54.1">
            <text:p>05.29</text:p>
          </table:table-cell>
          <table:table-cell table:style-name="ce35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15">
          <table:table-cell office:value-type="string">
            <text:p>#</text:p>
          </table:table-cell>
          <table:table-cell table:style-name="ce16" office:value-type="float" office:value="30">
            <text:p>30</text:p>
          </table:table-cell>
          <table:table-cell table:style-name="ce18" office:value-type="string">
            <text:p>coding</text:p>
          </table:table-cell>
          <table:table-cell table:style-name="ce23" office:value-type="string">
            <text:p>for-loop ended with ==&gt; j3-3 : Y : 1</text:p>
            <text:p><text:span text:style-name="T2">for-loop ended with ==&gt; j3-1 : 2 : Y : 1</text:span></text:p>
            <text:p><text:span text:style-name="T2"/></text:p>
            <text:p><text:span text:style-name="T2"><text:s text:c="3"/></text:span><text:span text:style-name="T2">===&gt; post for-loop coding</text:span></text:p>
          </table:table-cell>
          <table:table-cell table:style-name="ce29" office:value-type="string">
            <text:p>php</text:p>
          </table:table-cell>
          <table:table-cell table:style-name="ce29"/>
          <table:table-cell table:style-name="ce35" office:value-type="date" office:date-value="2020-07-09T14:51:57.93">
            <text:p>07.09</text:p>
          </table:table-cell>
          <table:table-cell table:style-name="ce35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16">
          <table:table-cell office:value-type="string">
            <text:p>#</text:p>
          </table:table-cell>
          <table:table-cell table:style-name="ce16" office:value-type="float" office:value="31">
            <text:p>31</text:p>
          </table:table-cell>
          <table:table-cell table:style-name="ce18" office:value-type="string">
            <text:p>coding</text:p>
          </table:table-cell>
          <table:table-cell table:style-name="ce23" office:value-type="string">
            <text:p>log file (dat file)</text:p>
            <text:p><text:s/>loc in BB ==&gt; 5 prev ones before the starting bar</text:p>
          </table:table-cell>
          <table:table-cell table:style-name="ce29" office:value-type="string">
            <text:p>php</text:p>
          </table:table-cell>
          <table:table-cell table:style-name="ce29"/>
          <table:table-cell table:style-name="ce35" office:value-type="date" office:date-value="2020-07-13T13:36:45.39">
            <text:p>07.13</text:p>
          </table:table-cell>
          <table:table-cell table:style-name="ce35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6">
          <table:table-cell office:value-type="string">
            <text:p>#</text:p>
          </table:table-cell>
          <table:table-cell table:style-name="ce16" office:value-type="float" office:value="32">
            <text:p>32</text:p>
          </table:table-cell>
          <table:table-cell table:style-name="ce18" office:value-type="string">
            <text:p>coding</text:p>
          </table:table-cell>
          <table:table-cell table:style-name="ce23" office:value-type="string">
            <text:p>tester_1__V2 ==&gt; この tester を動かして、</text:p>
            <text:p><text:s/>SL, TP の設定（$sumOf_Plus, $sumOf_Minus ==&gt; 最大に近くなる値の組み合わせ）　=&gt;　他の期間も、データを使って、導出しよう</text:p>
          </table:table-cell>
          <table:table-cell table:style-name="ce29" office:value-type="string">
            <text:p>php</text:p>
          </table:table-cell>
          <table:table-cell table:style-name="ce29"/>
          <table:table-cell table:style-name="ce35" office:value-type="date" office:date-value="2020-07-13T13:36:45.39">
            <text:p>07.13</text:p>
          </table:table-cell>
          <table:table-cell table:style-name="ce35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6">
          <table:table-cell office:value-type="string">
            <text:p>#</text:p>
          </table:table-cell>
          <table:table-cell table:style-name="ce16" office:value-type="float" office:value="33">
            <text:p>33</text:p>
          </table:table-cell>
          <table:table-cell table:style-name="ce18" office:value-type="string">
            <text:p>coding</text:p>
          </table:table-cell>
          <table:table-cell table:style-name="ce23" office:value-type="string">
            <text:p>ISSUE ==&gt; first loop in for-loop → SL bars ~~&gt; not appended to list of $pos</text:p>
            <text:p><text:s/>==&gt; append to $pos list</text:p>
          </table:table-cell>
          <table:table-cell table:style-name="ce29" office:value-type="string">
            <text:p>php</text:p>
          </table:table-cell>
          <table:table-cell table:style-name="ce29"/>
          <table:table-cell table:style-name="ce35" office:value-type="date" office:date-value="2020-07-13T14:05:25.88">
            <text:p>07.13</text:p>
          </table:table-cell>
          <table:table-cell table:style-name="ce35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4">
          <table:table-cell office:value-type="string">
            <text:p>#</text:p>
          </table:table-cell>
          <table:table-cell table:style-name="ce16" office:value-type="float" office:value="34">
            <text:p>34</text:p>
          </table:table-cell>
          <table:table-cell table:style-name="ce18" office:value-type="string">
            <text:p>coding</text:p>
          </table:table-cell>
          <table:table-cell table:style-name="ce23" office:value-type="string">
            <text:p>“list-of-pos.dat” file ==&gt; new column</text:p>
            <text:p><text:s/>==&gt; according to SL,TP → show gain/loss</text:p>
          </table:table-cell>
          <table:table-cell table:style-name="ce29" office:value-type="string">
            <text:p>php</text:p>
          </table:table-cell>
          <table:table-cell table:style-name="ce29"/>
          <table:table-cell table:style-name="ce35" office:value-type="date" office:date-value="2020-07-14T16:03:58.8">
            <text:p>07.14</text:p>
          </table:table-cell>
          <table:table-cell table:style-name="ce35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4">
          <table:table-cell office:value-type="string">
            <text:p>#</text:p>
          </table:table-cell>
          <table:table-cell table:style-name="ce16" office:value-type="float" office:value="35">
            <text:p>35</text:p>
          </table:table-cell>
          <table:table-cell table:style-name="ce18" office:value-type="string">
            <text:p>coding</text:p>
          </table:table-cell>
          <table:table-cell table:style-name="ce23" office:value-type="string">
            <text:p>“step : 2 : j2 : choice-1 : j3-2 : 1”</text:p>
            <text:p><text:s/>==&gt; 1<text:span text:style-name="T3">st</text:span> bar, TP</text:p>
          </table:table-cell>
          <table:table-cell table:style-name="ce29" office:value-type="string">
            <text:p>php</text:p>
          </table:table-cell>
          <table:table-cell table:style-name="ce29"/>
          <table:table-cell table:style-name="ce35" office:value-type="date" office:date-value="2020-07-15T16:00:05.77">
            <text:p>07.15</text:p>
          </table:table-cell>
          <table:table-cell table:style-name="ce35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14">
          <table:table-cell office:value-type="string">
            <text:p>#</text:p>
          </table:table-cell>
          <table:table-cell table:style-name="ce16" office:value-type="float" office:value="36">
            <text:p>36</text:p>
          </table:table-cell>
          <table:table-cell table:style-name="ce18" office:value-type="string">
            <text:p>admin</text:p>
          </table:table-cell>
          <table:table-cell table:style-name="ce23" office:value-type="string">
            <text:p>gaitame finest ==&gt; デモ口座取得</text:p>
          </table:table-cell>
          <table:table-cell table:style-name="ce29" office:value-type="string">
            <text:p>-</text:p>
          </table:table-cell>
          <table:table-cell table:style-name="ce29"/>
          <table:table-cell table:style-name="ce35" office:value-type="date" office:date-value="2020-07-19T11:21:10.7">
            <text:p>07.19</text:p>
          </table:table-cell>
          <table:table-cell table:style-name="ce35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4">
          <table:table-cell office:value-type="string">
            <text:p>#</text:p>
          </table:table-cell>
          <table:table-cell table:style-name="ce16" office:value-type="float" office:value="37">
            <text:p>37</text:p>
          </table:table-cell>
          <table:table-cell table:style-name="ce18" office:value-type="string">
            <text:p>coding</text:p>
          </table:table-cell>
          <table:table-cell table:style-name="ce23" office:value-type="string">
            <text:p>add</text:p>
            <text:p><text:s text:c="2"/>$pos-&gt;ext_pr ==&gt; BB zone label</text:p>
          </table:table-cell>
          <table:table-cell table:style-name="ce29" office:value-type="string">
            <text:p>php</text:p>
          </table:table-cell>
          <table:table-cell table:style-name="ce29"/>
          <table:table-cell table:style-name="ce35" office:value-type="date" office:date-value="2020-07-19T12:29:11.72">
            <text:p>07.19</text:p>
          </table:table-cell>
          <table:table-cell table:style-name="ce35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4">
          <table:table-cell office:value-type="string">
            <text:p>#</text:p>
          </table:table-cell>
          <table:table-cell table:style-name="ce16" office:value-type="float" office:value="38">
            <text:p>38</text:p>
          </table:table-cell>
          <table:table-cell table:style-name="ce18" office:value-type="string">
            <text:p>coding</text:p>
          </table:table-cell>
          <table:table-cell table:style-name="ce23" office:value-type="string">
            <text:p>solve problem</text:p>
            <text:p>id=N6TI</text:p>
          </table:table-cell>
          <table:table-cell table:style-name="ce29" office:value-type="string">
            <text:p>php</text:p>
          </table:table-cell>
          <table:table-cell table:style-name="ce29"/>
          <table:table-cell table:style-name="ce35" office:value-type="date" office:date-value="2020-07-22T16:54:32.66">
            <text:p>07.22</text:p>
          </table:table-cell>
          <table:table-cell table:style-name="ce35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10">
          <table:table-cell office:value-type="string">
            <text:p>#</text:p>
          </table:table-cell>
          <table:table-cell table:style-name="ce16" office:value-type="float" office:value="39">
            <text:p>39</text:p>
          </table:table-cell>
          <table:table-cell table:style-name="ce18" office:value-type="string">
            <text:p>coding</text:p>
          </table:table-cell>
          <table:table-cell table:style-name="ce23" office:value-type="string">
            <text:p>exec tester</text:p>
            <text:p>==&gt; fx_tester_T_1_V2</text:p>
            <text:p>1. (slice-by-day).(AUDJPY-M5).(2020-05-13).(20200530_134010_951771).csv</text:p>
            <text:p>2. ==&gt; 200 bars</text:p>
          </table:table-cell>
          <table:table-cell table:style-name="ce29" office:value-type="string">
            <text:p>php</text:p>
          </table:table-cell>
          <table:table-cell table:style-name="ce29"/>
          <table:table-cell table:style-name="ce35" office:value-type="date" office:date-value="2020-07-22T16:54:32.66">
            <text:p>07.22</text:p>
          </table:table-cell>
          <table:table-cell table:style-name="ce35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10">
          <table:table-cell office:value-type="string">
            <text:p>#</text:p>
          </table:table-cell>
          <table:table-cell table:style-name="ce16" office:value-type="float" office:value="39.1">
            <text:p>39.1</text:p>
          </table:table-cell>
          <table:table-cell table:style-name="ce18" office:value-type="string">
            <text:p>coding</text:p>
          </table:table-cell>
          <table:table-cell table:style-name="ce23" office:value-type="string">
            <text:p>exec tester</text:p>
            <text:p>==&gt; fx_tester_T_1_V2</text:p>
            <text:p>1. (slice-by-day).(AUDJPY-M5).(2020-05-13).(20200530_134010_951771).csv</text:p>
            <text:p>2. ==&gt; all bars</text:p>
          </table:table-cell>
          <table:table-cell table:style-name="ce29" office:value-type="string">
            <text:p>php</text:p>
          </table:table-cell>
          <table:table-cell table:style-name="ce29"/>
          <table:table-cell table:style-name="ce35" office:value-type="date" office:date-value="2020-07-22T16:54:32.66">
            <text:p>07.22</text:p>
          </table:table-cell>
          <table:table-cell table:style-name="ce35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10">
          <table:table-cell office:value-type="string">
            <text:p>#</text:p>
          </table:table-cell>
          <table:table-cell table:style-name="ce16" office:value-type="float" office:value="39.2">
            <text:p>39.2</text:p>
          </table:table-cell>
          <table:table-cell table:style-name="ce18" office:value-type="string">
            <text:p>coding</text:p>
          </table:table-cell>
          <table:table-cell table:style-name="ce23" office:value-type="string">
            <text:p>exec tester</text:p>
            <text:p>==&gt; fx_tester_T_1_V2</text:p>
            <text:p>1. (slice-by-day).(AUDJPY-M5).(2020-05-14).(20200530_134010_951771).csv</text:p>
            <text:p>2. ==&gt; all bars</text:p>
          </table:table-cell>
          <table:table-cell table:style-name="ce29" office:value-type="string">
            <text:p>php</text:p>
          </table:table-cell>
          <table:table-cell table:style-name="ce29"/>
          <table:table-cell table:style-name="ce35" office:value-type="date" office:date-value="2020-07-22T16:54:32.66">
            <text:p>07.22</text:p>
          </table:table-cell>
          <table:table-cell table:style-name="ce35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17">
          <table:table-cell office:value-type="string">
            <text:p>#</text:p>
          </table:table-cell>
          <table:table-cell table:style-name="ce16" office:value-type="float" office:value="40">
            <text:p>40</text:p>
          </table:table-cell>
          <table:table-cell table:style-name="ce18" office:value-type="string">
            <text:p>coding</text:p>
          </table:table-cell>
          <table:table-cell table:style-name="ce23" office:value-type="string">
            <text:p>gen combined list</text:p>
            <text:p><text:s text:c="2"/>==&gt; add column names</text:p>
            <text:p/>
          </table:table-cell>
          <table:table-cell table:style-name="ce29" office:value-type="string">
            <text:p>php</text:p>
          </table:table-cell>
          <table:table-cell table:style-name="ce29"/>
          <table:table-cell table:style-name="ce35" office:value-type="date" office:date-value="2020-07-22T16:54:32.66">
            <text:p>07.22</text:p>
          </table:table-cell>
          <table:table-cell table:style-name="ce35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6">
          <table:table-cell office:value-type="string">
            <text:p>#</text:p>
          </table:table-cell>
          <table:table-cell table:style-name="ce16" office:value-type="float" office:value="41">
            <text:p>41</text:p>
          </table:table-cell>
          <table:table-cell table:style-name="ce18" office:value-type="string">
            <text:p>coding</text:p>
          </table:table-cell>
          <table:table-cell table:style-name="ce23" office:value-type="string">
            <text:p>trailing ==&gt; coding</text:p>
            <text:p><text:s text:c="2"/>mode → SELL</text:p>
            <text:p><text:s text:c="2"/>prog with ==&gt; new mql file</text:p>
          </table:table-cell>
          <table:table-cell table:style-name="ce29" office:value-type="string">
            <text:p>mt4</text:p>
          </table:table-cell>
          <table:table-cell table:style-name="ce29"/>
          <table:table-cell table:style-name="ce35" office:value-type="date" office:date-value="2020-07-26T17:03:09.090001">
            <text:p>07.26</text:p>
          </table:table-cell>
          <table:table-cell table:style-name="ce35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4">
          <table:table-cell office:value-type="string">
            <text:p>#</text:p>
          </table:table-cell>
          <table:table-cell table:style-name="ce16" office:value-type="float" office:value="41.1">
            <text:p>41.1</text:p>
          </table:table-cell>
          <table:table-cell table:style-name="ce18" office:value-type="string">
            <text:p>coding</text:p>
          </table:table-cell>
          <table:table-cell table:style-name="ce23" office:value-type="string">
            <text:p>//next:20200728_151019:n</text:p>
            <text:p>new func ==&gt; take_Position__Sell</text:p>
          </table:table-cell>
          <table:table-cell table:style-name="ce29" office:value-type="string">
            <text:p>mt4</text:p>
          </table:table-cell>
          <table:table-cell table:style-name="ce29"/>
          <table:table-cell table:style-name="ce35" table:number-columns-repeated="2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4">
          <table:table-cell office:value-type="string">
            <text:p>#</text:p>
          </table:table-cell>
          <table:table-cell table:style-name="ce16" office:value-type="float" office:value="42">
            <text:p>42</text:p>
          </table:table-cell>
          <table:table-cell table:style-name="ce18" office:value-type="string">
            <text:p>sheet</text:p>
          </table:table-cell>
          <table:table-cell table:style-name="ce23" office:value-type="string">
            <text:p>stats ==&gt; more stats</text:p>
            <text:p><text:s/>1) gain sum / loss sum</text:p>
          </table:table-cell>
          <table:table-cell table:style-name="ce29" office:value-type="string">
            <text:p>sheet</text:p>
          </table:table-cell>
          <table:table-cell table:style-name="ce29"/>
          <table:table-cell table:style-name="ce35" office:value-type="date" office:date-value="2020-08-26T16:22:25.91">
            <text:p>08.26</text:p>
          </table:table-cell>
          <table:table-cell table:style-name="ce35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6"/>
          <table:table-cell table:style-name="ce18"/>
          <table:table-cell table:style-name="ce23"/>
          <table:table-cell table:style-name="ce29" table:number-columns-repeated="2"/>
          <table:table-cell table:style-name="ce35" table:number-columns-repeated="2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6"/>
          <table:table-cell table:style-name="ce18"/>
          <table:table-cell table:style-name="ce23"/>
          <table:table-cell table:style-name="ce29" table:number-columns-repeated="2"/>
          <table:table-cell table:style-name="ce35" table:number-columns-repeated="2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6"/>
          <table:table-cell table:style-name="ce18"/>
          <table:table-cell table:style-name="ce23"/>
          <table:table-cell table:style-name="ce29" table:number-columns-repeated="2"/>
          <table:table-cell table:style-name="ce35" table:number-columns-repeated="2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6"/>
          <table:table-cell table:style-name="ce18"/>
          <table:table-cell table:style-name="ce23"/>
          <table:table-cell table:style-name="ce29" table:number-columns-repeated="2"/>
          <table:table-cell table:style-name="ce35" table:number-columns-repeated="2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number-columns-repeated="6" office:value-type="string">
            <text:p>*</text:p>
          </table:table-cell>
          <table:table-cell table:formula="of:=NOW()" office:value-type="date" office:date-value="2020-08-26T16:22:49.83">
            <text:p>2020/8/26 16:22</text:p>
          </table:table-cell>
          <table:table-cell table:formula="of:=NOW()" office:value-type="date" office:date-value="2020-08-26T16:22:49.83">
            <text:p>2020/8/26 16:22</text:p>
          </table:table-cell>
          <table:table-cell table:formula="of:=NOW()" office:value-type="date" office:date-value="2020-08-26T16:22:49.83">
            <text:p>2020/8/26 16:22</text:p>
          </table:table-cell>
          <table:table-cell table:number-columns-repeated="2" office:value-type="string">
            <text:p>*</text:p>
          </table:table-cell>
          <table:table-cell table:number-columns-repeated="1013"/>
        </table:table-row>
        <table:table-row table:style-name="ro2">
          <table:table-cell table:number-columns-repeated="3"/>
          <table:table-cell table:style-name="ce25" table:formula="of:=NOW()" office:value-type="date" office:date-value="2020-08-26T16:22:49.83">
            <text:p>2020/8/26 16:22</text:p>
          </table:table-cell>
          <table:table-cell table:number-columns-repeated="1020"/>
        </table:table-row>
        <table:table-row table:style-name="ro2" table:number-rows-repeated="104851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_qs" table:style-name="ta1" table:print="false">
        <table:table-column table:style-name="co4" table:default-cell-style-name="ce2"/>
        <table:table-column table:style-name="co6" table:default-cell-style-name="ce2"/>
        <table:table-column table:style-name="co8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" table:number-columns-repeated="1015" table:default-cell-style-name="ce2"/>
        <table:table-row table:style-name="ro2">
          <table:table-cell table:style-name="ce7" table:formula="of:=CONCATENATE(&quot;sn(&quot;;MAX([.A2:.A6]);&quot;)&quot;)" office:value-type="string" office:string-value="sn(3)">
            <text:p>sn(3)</text:p>
          </table:table-cell>
          <table:table-cell table:style-name="ce7" office:value-type="string">
            <text:p>description</text:p>
          </table:table-cell>
          <table:table-cell table:style-name="ce7" office:value-type="string">
            <text:p>session id</text:p>
          </table:table-cell>
          <table:table-cell table:style-name="ce7" office:value-type="string">
            <text:p>register</text:p>
          </table:table-cell>
          <table:table-cell table:style-name="ce7" office:value-type="string">
            <text:p>started</text:p>
          </table:table-cell>
          <table:table-cell table:style-name="ce7" office:value-type="string">
            <text:p>comp</text:p>
          </table:table-cell>
          <table:table-cell table:style-name="ce7"/>
          <table:table-cell table:style-name="ce9" office:value-type="string">
            <text:p>*</text:p>
          </table:table-cell>
          <table:table-cell table:style-name="ce9" table:number-columns-repeated="1013"/>
        </table:table-row>
        <table:table-row table:style-name="ro4">
          <table:table-cell table:style-name="ce16" office:value-type="float" office:value="1">
            <text:p>1</text:p>
          </table:table-cell>
          <table:table-cell table:style-name="ce23" office:value-type="string">
            <text:p>BB.loc-1がBB.2の場合、profit が マイナスのもの、76 % ==&gt; この場合の、BB.loc-2 の場所は、どこだろう？</text:p>
          </table:table-cell>
          <table:table-cell table:style-name="ce29" office:value-type="string">
            <text:p>44#10.3.4_3</text:p>
          </table:table-cell>
          <table:table-cell table:style-name="ce8" office:value-type="date" office:date-value="2020-05-08T14:49:54.96">
            <text:p>20/05/08 14:49</text:p>
          </table:table-cell>
          <table:table-cell table:style-name="ce8" table:number-columns-repeated="2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18">
          <table:table-cell table:style-name="ce16" office:value-type="float" office:value="2">
            <text:p>2</text:p>
          </table:table-cell>
          <table:table-cell table:style-name="ce23" office:value-type="string">
            <text:p>BB-loc.-1 ~ -3 が 2-2-2 のもの：プラス、マイナス。それぞれ、チャートは、どんな軌跡を描いているか？</text:p>
          </table:table-cell>
          <table:table-cell table:style-name="ce29" office:value-type="string">
            <text:p>44#10.4_7</text:p>
          </table:table-cell>
          <table:table-cell table:style-name="ce8" office:value-type="date" office:date-value="2020-05-16T13:07:13.54">
            <text:p>20/05/16 13:07</text:p>
          </table:table-cell>
          <table:table-cell table:style-name="ce8" table:number-columns-repeated="2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 office:value-type="float" office:value="3">
            <text:p>3</text:p>
          </table:table-cell>
          <table:table-cell table:style-name="ce23"/>
          <table:table-cell table:style-name="ce29"/>
          <table:table-cell table:style-name="ce8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29"/>
          <table:table-cell table:style-name="ce8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29"/>
          <table:table-cell table:style-name="ce8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29"/>
          <table:table-cell table:style-name="ce8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29"/>
          <table:table-cell table:style-name="ce8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29"/>
          <table:table-cell table:style-name="ce8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29"/>
          <table:table-cell table:style-name="ce8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29"/>
          <table:table-cell table:style-name="ce8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29"/>
          <table:table-cell table:style-name="ce8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29"/>
          <table:table-cell table:style-name="ce8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29"/>
          <table:table-cell table:style-name="ce8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29"/>
          <table:table-cell table:style-name="ce8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number-columns-repeated="3" office:value-type="string">
            <text:p>*</text:p>
          </table:table-cell>
          <table:table-cell table:formula="of:=NOW()" office:value-type="date" office:date-value="2020-08-26T16:22:51.42">
            <text:p>2020/8/26 16:22</text:p>
          </table:table-cell>
          <table:table-cell table:formula="of:=NOW()" office:value-type="date" office:date-value="2020-08-26T16:22:51.42">
            <text:p>2020/8/26 16:22</text:p>
          </table:table-cell>
          <table:table-cell table:formula="of:=NOW()" office:value-type="date" office:date-value="2020-08-26T16:22:51.42">
            <text:p>2020/8/26 16:22</text:p>
          </table:table-cell>
          <table:table-cell table:number-columns-repeated="2" office:value-type="string">
            <text:p>*</text:p>
          </table:table-cell>
          <table:table-cell table:number-columns-repeated="1013"/>
        </table:table-row>
        <table:table-row table:style-name="ro2" table:number-rows-repeated="1048559">
          <table:table-cell table:number-columns-repeated="1021"/>
        </table:table-row>
        <table:table-row table:style-name="ro2">
          <table:table-cell table:number-columns-repeated="1021"/>
        </table:table-row>
      </table:table>
      <table:table table:name="3_testers" table:style-name="ta1" table:print="false">
        <table:table-column table:style-name="co4" table:default-cell-style-name="ce2"/>
        <table:table-column table:style-name="co12" table:default-cell-style-name="ce2"/>
        <table:table-column table:style-name="co13" table:default-cell-style-name="ce2"/>
        <table:table-column table:style-name="co8" table:default-cell-style-name="ce2"/>
        <table:table-column table:style-name="co14" table:number-columns-repeated="3" table:default-cell-style-name="ce2"/>
        <table:table-column table:style-name="co1" table:number-columns-repeated="1015" table:default-cell-style-name="ce2"/>
        <table:table-row table:style-name="ro2">
          <table:table-cell table:style-name="ce7" table:formula="of:=CONCATENATE(&quot;sn(&quot;;MAX([.A2:.A6]);&quot;)&quot;)" office:value-type="string" office:string-value="sn(3)">
            <text:p>sn(3)</text:p>
          </table:table-cell>
          <table:table-cell table:style-name="ce7" office:value-type="string">
            <text:p>description</text:p>
          </table:table-cell>
          <table:table-cell table:style-name="ce7" office:value-type="string">
            <text:p>description</text:p>
          </table:table-cell>
          <table:table-cell table:style-name="ce7" office:value-type="string">
            <text:p>session id</text:p>
          </table:table-cell>
          <table:table-cell table:style-name="ce40" office:value-type="string">
            <text:p>register</text:p>
          </table:table-cell>
          <table:table-cell table:style-name="ce40" office:value-type="string">
            <text:p>started</text:p>
          </table:table-cell>
          <table:table-cell table:style-name="ce40" office:value-type="string">
            <text:p>comp</text:p>
          </table:table-cell>
          <table:table-cell table:style-name="ce7"/>
          <table:table-cell table:style-name="ce9" office:value-type="string">
            <text:p>*</text:p>
          </table:table-cell>
          <table:table-cell table:style-name="ce9" table:number-columns-repeated="1013"/>
        </table:table-row>
        <table:table-row table:style-name="ro2">
          <table:table-cell table:style-name="ce16" office:value-type="float" office:value="1">
            <text:p>1</text:p>
          </table:table-cell>
          <table:table-cell table:style-name="ce23" office:value-type="string">
            <text:p>fx_tester_T_1()</text:p>
          </table:table-cell>
          <table:table-cell table:style-name="ce23" office:value-type="string">
            <text:p>detect pattern ==&gt; all</text:p>
          </table:table-cell>
          <table:table-cell table:style-name="ce29"/>
          <table:table-cell table:style-name="ce41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4">
          <table:table-cell table:style-name="ce16" office:value-type="float" office:value="2">
            <text:p>2</text:p>
          </table:table-cell>
          <table:table-cell table:style-name="ce23" office:value-type="string">
            <text:p>fx_tester_T_1__V2()</text:p>
          </table:table-cell>
          <table:table-cell table:style-name="ce23" office:value-type="string">
            <text:p>detect pattern ==&gt; all</text:p>
          </table:table-cell>
          <table:table-cell table:style-name="ce29"/>
          <table:table-cell table:style-name="ce41" office:value-type="date" office:date-value="2020-05-27T10:05:50.37">
            <text:p>05.27</text:p>
          </table:table-cell>
          <table:table-cell table:style-name="ce41" table:number-columns-repeated="2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 office:value-type="float" office:value="3">
            <text:p>3</text:p>
          </table:table-cell>
          <table:table-cell table:style-name="ce23" table:number-columns-repeated="2"/>
          <table:table-cell table:style-name="ce29"/>
          <table:table-cell table:style-name="ce41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 table:number-columns-repeated="2"/>
          <table:table-cell table:style-name="ce29"/>
          <table:table-cell table:style-name="ce41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 table:number-columns-repeated="2"/>
          <table:table-cell table:style-name="ce29"/>
          <table:table-cell table:style-name="ce41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 table:number-columns-repeated="2"/>
          <table:table-cell table:style-name="ce29"/>
          <table:table-cell table:style-name="ce41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 table:number-columns-repeated="2"/>
          <table:table-cell table:style-name="ce29"/>
          <table:table-cell table:style-name="ce41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 table:number-columns-repeated="2"/>
          <table:table-cell table:style-name="ce29"/>
          <table:table-cell table:style-name="ce41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 table:number-columns-repeated="2"/>
          <table:table-cell table:style-name="ce29"/>
          <table:table-cell table:style-name="ce41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 table:number-columns-repeated="2"/>
          <table:table-cell table:style-name="ce29"/>
          <table:table-cell table:style-name="ce41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 table:number-columns-repeated="2"/>
          <table:table-cell table:style-name="ce29"/>
          <table:table-cell table:style-name="ce41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 table:number-columns-repeated="2"/>
          <table:table-cell table:style-name="ce29"/>
          <table:table-cell table:style-name="ce41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 table:number-columns-repeated="2"/>
          <table:table-cell table:style-name="ce29"/>
          <table:table-cell table:style-name="ce41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 table:number-columns-repeated="2"/>
          <table:table-cell table:style-name="ce29"/>
          <table:table-cell table:style-name="ce41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number-columns-repeated="2" office:value-type="string">
            <text:p>*</text:p>
          </table:table-cell>
          <table:table-cell/>
          <table:table-cell office:value-type="string">
            <text:p>*</text:p>
          </table:table-cell>
          <table:table-cell table:style-name="ce9" table:formula="of:=NOW()" office:value-type="date" office:date-value="2020-08-26T16:22:51.5">
            <text:p>2020/8/26 16:22</text:p>
          </table:table-cell>
          <table:table-cell table:style-name="ce9" table:formula="of:=NOW()" office:value-type="date" office:date-value="2020-08-26T16:22:51.5">
            <text:p>2020/8/26 16:22</text:p>
          </table:table-cell>
          <table:table-cell table:style-name="ce9" table:formula="of:=NOW()" office:value-type="date" office:date-value="2020-08-26T16:22:51.5">
            <text:p>2020/8/26 16:22</text:p>
          </table:table-cell>
          <table:table-cell table:number-columns-repeated="2" office:value-type="string">
            <text:p>*</text:p>
          </table:table-cell>
          <table:table-cell table:number-columns-repeated="1013"/>
        </table:table-row>
        <table:table-row table:style-name="ro2" table:number-rows-repeated="1048559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free-space" table:style-name="ta1" table:print="false">
        <table:table-column table:style-name="co1" table:number-columns-repeated="1024" table:default-cell-style-name="ce2"/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no</text:p>
          </table:table-cell>
          <table:table-cell office:value-type="string">
            <text:p>Open</text:p>
          </table:table-cell>
          <table:table-cell office:value-type="string">
            <text:p>High</text:p>
          </table:table-cell>
          <table:table-cell office:value-type="string">
            <text:p>Low</text:p>
          </table:table-cell>
          <table:table-cell office:value-type="string">
            <text:p>Close</text:p>
          </table:table-cell>
          <table:table-cell office:value-type="string">
            <text:p>RSI</text:p>
          </table:table-cell>
          <table:table-cell office:value-type="string">
            <text:p>MFI</text:p>
          </table:table-cell>
          <table:table-cell office:value-type="string">
            <text:p>Force</text:p>
          </table:table-cell>
          <table:table-cell office:value-type="string">
            <text:p>BB.2s</text:p>
          </table:table-cell>
          <table:table-cell office:value-type="string">
            <text:p>BB.1s</text:p>
          </table:table-cell>
          <table:table-cell office:value-type="string">
            <text:p>BB.main</text:p>
          </table:table-cell>
          <table:table-cell office:value-type="string">
            <text:p>BB.-1s</text:p>
          </table:table-cell>
          <table:table-cell office:value-type="string">
            <text:p>BB.-2s</text:p>
          </table:table-cell>
          <table:table-cell office:value-type="string">
            <text:p>Diff</text:p>
          </table:table-cell>
          <table:table-cell office:value-type="string">
            <text:p>High/Low</text:p>
          </table:table-cell>
          <table:table-cell office:value-type="string">
            <text:p>datetime</text:p>
          </table:table-cell>
          <table:table-cell table:number-columns-repeated="2"/>
          <table:table-cell table:style-name="ce37" table:number-columns-repeated="2"/>
          <table:table-cell table:number-columns-repeated="1004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0.642">
            <text:p>70.642</text:p>
          </table:table-cell>
          <table:table-cell office:value-type="float" office:value="70.643">
            <text:p>70.643</text:p>
          </table:table-cell>
          <table:table-cell table:number-columns-repeated="2" office:value-type="float" office:value="70.635">
            <text:p>70.635</text:p>
          </table:table-cell>
          <table:table-cell office:value-type="float" office:value="49.42356">
            <text:p>49.42356</text:p>
          </table:table-cell>
          <table:table-cell office:value-type="float" office:value="36.81616">
            <text:p>36.81616</text:p>
          </table:table-cell>
          <table:table-cell office:value-type="float" office:value="-0.0114">
            <text:p>-0.0114</text:p>
          </table:table-cell>
          <table:table-cell office:value-type="float" office:value="70.696">
            <text:p>70.696</text:p>
          </table:table-cell>
          <table:table-cell office:value-type="float" office:value="70.663">
            <text:p>70.663</text:p>
          </table:table-cell>
          <table:table-cell office:value-type="float" office:value="70.631">
            <text:p>70.631</text:p>
          </table:table-cell>
          <table:table-cell office:value-type="float" office:value="70.599">
            <text:p>70.599</text:p>
          </table:table-cell>
          <table:table-cell office:value-type="float" office:value="70.566">
            <text:p>70.566</text:p>
          </table:table-cell>
          <table:table-cell office:value-type="float" office:value="70.642">
            <text:p>70.642</text:p>
          </table:table-cell>
          <table:table-cell office:value-type="float" office:value="70.635">
            <text:p>70.635</text:p>
          </table:table-cell>
          <table:table-cell office:value-type="string">
            <text:p>2020.05.21 09:35</text:p>
          </table:table-cell>
          <table:table-cell office:value-type="string">
            <text:p>2020.05.21 16:35</text:p>
          </table:table-cell>
          <table:table-cell/>
          <table:table-cell table:style-name="ce37" table:number-columns-repeated="2"/>
          <table:table-cell table:number-columns-repeated="1004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70.596">
            <text:p>70.596</text:p>
          </table:table-cell>
          <table:table-cell office:value-type="float" office:value="70.657">
            <text:p>70.657</text:p>
          </table:table-cell>
          <table:table-cell office:value-type="float" office:value="70.591">
            <text:p>70.591</text:p>
          </table:table-cell>
          <table:table-cell office:value-type="float" office:value="70.642">
            <text:p>70.642</text:p>
          </table:table-cell>
          <table:table-cell office:value-type="float" office:value="50.18665">
            <text:p>50.18665</text:p>
          </table:table-cell>
          <table:table-cell office:value-type="float" office:value="38.55174">
            <text:p>38.55174</text:p>
          </table:table-cell>
          <table:table-cell office:value-type="float" office:value="0.01355">
            <text:p>0.01355</text:p>
          </table:table-cell>
          <table:table-cell office:value-type="float" office:value="70.698">
            <text:p>70.698</text:p>
          </table:table-cell>
          <table:table-cell office:value-type="float" office:value="70.665">
            <text:p>70.665</text:p>
          </table:table-cell>
          <table:table-cell office:value-type="float" office:value="70.632">
            <text:p>70.632</text:p>
          </table:table-cell>
          <table:table-cell office:value-type="float" office:value="70.599">
            <text:p>70.599</text:p>
          </table:table-cell>
          <table:table-cell office:value-type="float" office:value="70.566">
            <text:p>70.566</text:p>
          </table:table-cell>
          <table:table-cell office:value-type="float" office:value="70.596">
            <text:p>70.596</text:p>
          </table:table-cell>
          <table:table-cell office:value-type="float" office:value="70.591">
            <text:p>70.591</text:p>
          </table:table-cell>
          <table:table-cell office:value-type="string">
            <text:p>2020.05.21 09:30</text:p>
          </table:table-cell>
          <table:table-cell office:value-type="string">
            <text:p>2020.05.21 16:30</text:p>
          </table:table-cell>
          <table:table-cell/>
          <table:table-cell table:style-name="ce37" table:number-columns-repeated="2"/>
          <table:table-cell table:number-columns-repeated="1004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0.624">
            <text:p>70.624</text:p>
          </table:table-cell>
          <table:table-cell office:value-type="float" office:value="70.628">
            <text:p>70.628</text:p>
          </table:table-cell>
          <table:table-cell office:value-type="float" office:value="70.572">
            <text:p>70.572</text:p>
          </table:table-cell>
          <table:table-cell office:value-type="float" office:value="70.595">
            <text:p>70.595</text:p>
          </table:table-cell>
          <table:table-cell office:value-type="float" office:value="44.74489">
            <text:p>44.74489</text:p>
          </table:table-cell>
          <table:table-cell office:value-type="float" office:value="33.41308">
            <text:p>33.41308</text:p>
          </table:table-cell>
          <table:table-cell office:value-type="float" office:value="-1.1712">
            <text:p>-1.1712</text:p>
          </table:table-cell>
          <table:table-cell office:value-type="float" office:value="70.698">
            <text:p>70.698</text:p>
          </table:table-cell>
          <table:table-cell office:value-type="float" office:value="70.665">
            <text:p>70.665</text:p>
          </table:table-cell>
          <table:table-cell office:value-type="float" office:value="70.632">
            <text:p>70.632</text:p>
          </table:table-cell>
          <table:table-cell office:value-type="float" office:value="70.599">
            <text:p>70.599</text:p>
          </table:table-cell>
          <table:table-cell office:value-type="float" office:value="70.566">
            <text:p>70.566</text:p>
          </table:table-cell>
          <table:table-cell office:value-type="float" office:value="70.624">
            <text:p>70.624</text:p>
          </table:table-cell>
          <table:table-cell office:value-type="float" office:value="70.572">
            <text:p>70.572</text:p>
          </table:table-cell>
          <table:table-cell office:value-type="string">
            <text:p>2020.05.21 09:25</text:p>
          </table:table-cell>
          <table:table-cell office:value-type="string">
            <text:p>2020.05.21 16:25</text:p>
          </table:table-cell>
          <table:table-cell/>
          <table:table-cell table:style-name="ce37" table:number-columns-repeated="2"/>
          <table:table-cell table:number-columns-repeated="1004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70.674">
            <text:p>70.674</text:p>
          </table:table-cell>
          <table:table-cell office:value-type="float" office:value="70.68">
            <text:p>70.68</text:p>
          </table:table-cell>
          <table:table-cell office:value-type="float" office:value="70.618">
            <text:p>70.618</text:p>
          </table:table-cell>
          <table:table-cell office:value-type="float" office:value="70.624">
            <text:p>70.624</text:p>
          </table:table-cell>
          <table:table-cell office:value-type="float" office:value="47.80616">
            <text:p>47.80616</text:p>
          </table:table-cell>
          <table:table-cell office:value-type="float" office:value="35.44805">
            <text:p>35.44805</text:p>
          </table:table-cell>
          <table:table-cell office:value-type="float" office:value="-0.2997">
            <text:p>-0.2997</text:p>
          </table:table-cell>
          <table:table-cell office:value-type="float" office:value="70.699">
            <text:p>70.699</text:p>
          </table:table-cell>
          <table:table-cell office:value-type="float" office:value="70.667">
            <text:p>70.667</text:p>
          </table:table-cell>
          <table:table-cell office:value-type="float" office:value="70.635">
            <text:p>70.635</text:p>
          </table:table-cell>
          <table:table-cell office:value-type="float" office:value="70.603">
            <text:p>70.603</text:p>
          </table:table-cell>
          <table:table-cell office:value-type="float" office:value="70.571">
            <text:p>70.571</text:p>
          </table:table-cell>
          <table:table-cell office:value-type="float" office:value="70.674">
            <text:p>70.674</text:p>
          </table:table-cell>
          <table:table-cell office:value-type="float" office:value="70.618">
            <text:p>70.618</text:p>
          </table:table-cell>
          <table:table-cell office:value-type="string">
            <text:p>2020.05.21 09:20</text:p>
          </table:table-cell>
          <table:table-cell office:value-type="string">
            <text:p>2020.05.21 16:20</text:p>
          </table:table-cell>
          <table:table-cell/>
          <table:table-cell table:style-name="ce37" table:number-columns-repeated="2"/>
          <table:table-cell table:number-columns-repeated="1004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70.702">
            <text:p>70.702</text:p>
          </table:table-cell>
          <table:table-cell office:value-type="float" office:value="70.708">
            <text:p>70.708</text:p>
          </table:table-cell>
          <table:table-cell office:value-type="float" office:value="70.657">
            <text:p>70.657</text:p>
          </table:table-cell>
          <table:table-cell office:value-type="float" office:value="70.673">
            <text:p>70.673</text:p>
          </table:table-cell>
          <table:table-cell office:value-type="float" office:value="53.70391">
            <text:p>53.70391</text:p>
          </table:table-cell>
          <table:table-cell office:value-type="float" office:value="40.78883">
            <text:p>40.78883</text:p>
          </table:table-cell>
          <table:table-cell office:value-type="float" office:value="0.216">
            <text:p>0.216</text:p>
          </table:table-cell>
          <table:table-cell office:value-type="float" office:value="70.701">
            <text:p>70.701</text:p>
          </table:table-cell>
          <table:table-cell office:value-type="float" office:value="70.668">
            <text:p>70.668</text:p>
          </table:table-cell>
          <table:table-cell office:value-type="float" office:value="70.636">
            <text:p>70.636</text:p>
          </table:table-cell>
          <table:table-cell office:value-type="float" office:value="70.604">
            <text:p>70.604</text:p>
          </table:table-cell>
          <table:table-cell office:value-type="float" office:value="70.572">
            <text:p>70.572</text:p>
          </table:table-cell>
          <table:table-cell office:value-type="float" office:value="70.702">
            <text:p>70.702</text:p>
          </table:table-cell>
          <table:table-cell office:value-type="float" office:value="70.657">
            <text:p>70.657</text:p>
          </table:table-cell>
          <table:table-cell office:value-type="string">
            <text:p>2020.05.21 09:15</text:p>
          </table:table-cell>
          <table:table-cell office:value-type="string">
            <text:p>2020.05.21 16:15</text:p>
          </table:table-cell>
          <table:table-cell/>
          <table:table-cell table:style-name="ce37" table:number-columns-repeated="2"/>
          <table:table-cell table:number-columns-repeated="1004"/>
        </table:table-row>
        <table:table-row table:style-name="ro2" table:number-rows-repeated="5">
          <table:table-cell table:number-columns-repeated="18"/>
          <table:table-cell table:style-name="ce37" table:number-columns-repeated="2"/>
          <table:table-cell table:number-columns-repeated="1004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ree_20200422_142109" table:style-name="ta1" table:print="false">
        <table:table-column table:style-name="co15" table:default-cell-style-name="ce2"/>
        <table:table-column table:style-name="co1" table:number-columns-repeated="1023" table:default-cell-style-name="ce2"/>
        <table:table-row table:style-name="ro2">
          <table:table-cell table:style-name="ce37" office:value-type="string">
            <text:p>lo_Threshold_Prices(&lt;=)</text:p>
          </table:table-cell>
          <table:table-cell office:value-type="string">
            <text:p>ratio</text:p>
          </table:table-cell>
          <table:table-cell table:style-name="ce37" office:value-type="string">
            <text:p>histo</text:p>
          </table:table-cell>
          <table:table-cell office:value-type="string">
            <text:p>ratio</text:p>
          </table:table-cell>
          <table:table-cell office:value-type="string">
            <text:p>acumu</text:p>
            <draw:frame table:end-cell-address="free_20200422_142109.O24" table:end-x="1.363cm" table:end-y="0.108cm" draw:z-index="0" draw:style-name="gr2" draw:text-style-name="P3" svg:width="21.8cm" svg:height="12.168cm" svg:x="2.144cm" svg:y="0.267cm">
              <draw:object draw:notify-on-update-of-ranges="free_20200422_142109.A2:free_20200422_142109.A8 free_20200422_142109.B1:free_20200422_142109.B1 free_20200422_142109.B2:free_20200422_142109.B8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9"/>
        </table:table-row>
        <table:table-row table:style-name="ro2">
          <table:table-cell table:style-name="ce37" office:value-type="float" office:value="0.005">
            <text:p>0.005</text:p>
          </table:table-cell>
          <table:table-cell table:style-name="ce42" table:formula="of:=[.D2]" office:value-type="percentage" office:value="0.28">
            <text:p>28.00%</text:p>
          </table:table-cell>
          <table:table-cell table:style-name="ce37" office:value-type="float" office:value="28">
            <text:p>28</text:p>
          </table:table-cell>
          <table:table-cell table:style-name="ce42" table:formula="of:=[.C2]/[.$C$9]" office:value-type="percentage" office:value="0.28">
            <text:p>28.00%</text:p>
          </table:table-cell>
          <table:table-cell table:number-columns-repeated="1020"/>
        </table:table-row>
        <table:table-row table:style-name="ro2">
          <table:table-cell table:style-name="ce37" office:value-type="float" office:value="0.01">
            <text:p>0.01</text:p>
          </table:table-cell>
          <table:table-cell table:style-name="ce42" table:formula="of:=[.D3]" office:value-type="percentage" office:value="0.22">
            <text:p>22.00%</text:p>
          </table:table-cell>
          <table:table-cell table:style-name="ce37" office:value-type="float" office:value="22">
            <text:p>22</text:p>
          </table:table-cell>
          <table:table-cell table:style-name="ce42" table:formula="of:=[.C3]/[.$C$9]" office:value-type="percentage" office:value="0.22">
            <text:p>22.00%</text:p>
          </table:table-cell>
          <table:table-cell table:formula="of:=SUM([.$D$2:.D3])" office:value-type="percentage" office:value="0.5">
            <text:p>50%</text:p>
          </table:table-cell>
          <table:table-cell table:number-columns-repeated="1019"/>
        </table:table-row>
        <table:table-row table:style-name="ro2">
          <table:table-cell table:style-name="ce37" office:value-type="float" office:value="0.015">
            <text:p>0.015</text:p>
          </table:table-cell>
          <table:table-cell table:style-name="ce42" table:formula="of:=[.D4]" office:value-type="percentage" office:value="0.2">
            <text:p>20.00%</text:p>
          </table:table-cell>
          <table:table-cell table:style-name="ce37" office:value-type="float" office:value="20">
            <text:p>20</text:p>
          </table:table-cell>
          <table:table-cell table:style-name="ce42" table:formula="of:=[.C4]/[.$C$9]" office:value-type="percentage" office:value="0.2">
            <text:p>20.00%</text:p>
          </table:table-cell>
          <table:table-cell table:formula="of:=SUM([.$D$2:.D4])" office:value-type="percentage" office:value="0.7">
            <text:p>70%</text:p>
          </table:table-cell>
          <table:table-cell table:number-columns-repeated="1019"/>
        </table:table-row>
        <table:table-row table:style-name="ro2">
          <table:table-cell table:style-name="ce37" office:value-type="float" office:value="0.02">
            <text:p>0.02</text:p>
          </table:table-cell>
          <table:table-cell table:style-name="ce42" table:formula="of:=[.D5]" office:value-type="percentage" office:value="0.13">
            <text:p>13.00%</text:p>
          </table:table-cell>
          <table:table-cell table:style-name="ce37" office:value-type="float" office:value="13">
            <text:p>13</text:p>
          </table:table-cell>
          <table:table-cell table:style-name="ce42" table:formula="of:=[.C5]/[.$C$9]" office:value-type="percentage" office:value="0.13">
            <text:p>13.00%</text:p>
          </table:table-cell>
          <table:table-cell table:formula="of:=SUM([.$D$2:.D5])" office:value-type="percentage" office:value="0.83">
            <text:p>83%</text:p>
          </table:table-cell>
          <table:table-cell table:number-columns-repeated="1019"/>
        </table:table-row>
        <table:table-row table:style-name="ro2">
          <table:table-cell table:style-name="ce37" office:value-type="float" office:value="0.03">
            <text:p>0.03</text:p>
          </table:table-cell>
          <table:table-cell table:style-name="ce42" table:formula="of:=[.D6]" office:value-type="percentage" office:value="0.11">
            <text:p>11.00%</text:p>
          </table:table-cell>
          <table:table-cell table:style-name="ce37" office:value-type="float" office:value="11">
            <text:p>11</text:p>
          </table:table-cell>
          <table:table-cell table:style-name="ce42" table:formula="of:=[.C6]/[.$C$9]" office:value-type="percentage" office:value="0.11">
            <text:p>11.00%</text:p>
          </table:table-cell>
          <table:table-cell table:formula="of:=SUM([.$D$2:.D6])" office:value-type="percentage" office:value="0.94">
            <text:p>94%</text:p>
          </table:table-cell>
          <table:table-cell table:number-columns-repeated="1019"/>
        </table:table-row>
        <table:table-row table:style-name="ro2">
          <table:table-cell table:style-name="ce37" office:value-type="float" office:value="0.04">
            <text:p>0.04</text:p>
          </table:table-cell>
          <table:table-cell table:style-name="ce42" table:formula="of:=[.D7]" office:value-type="percentage" office:value="0.04">
            <text:p>4.00%</text:p>
          </table:table-cell>
          <table:table-cell table:style-name="ce37" office:value-type="float" office:value="4">
            <text:p>4</text:p>
          </table:table-cell>
          <table:table-cell table:style-name="ce42" table:formula="of:=[.C7]/[.$C$9]" office:value-type="percentage" office:value="0.04">
            <text:p>4.00%</text:p>
          </table:table-cell>
          <table:table-cell table:formula="of:=SUM([.$D$2:.D7])" office:value-type="percentage" office:value="0.98">
            <text:p>98%</text:p>
          </table:table-cell>
          <table:table-cell table:number-columns-repeated="1019"/>
        </table:table-row>
        <table:table-row table:style-name="ro2">
          <table:table-cell table:style-name="ce37" office:value-type="string">
            <text:p>more</text:p>
          </table:table-cell>
          <table:table-cell table:style-name="ce42" table:formula="of:=[.D8]" office:value-type="percentage" office:value="0.02">
            <text:p>2.00%</text:p>
          </table:table-cell>
          <table:table-cell table:style-name="ce37" office:value-type="float" office:value="2">
            <text:p>2</text:p>
          </table:table-cell>
          <table:table-cell table:style-name="ce42" table:formula="of:=[.C8]/[.$C$9]" office:value-type="percentage" office:value="0.02">
            <text:p>2.00%</text:p>
          </table:table-cell>
          <table:table-cell table:formula="of:=SUM([.$D$2:.D8])" office:value-type="percentage" office:value="1">
            <text:p>100%</text:p>
          </table:table-cell>
          <table:table-cell table:number-columns-repeated="1019"/>
        </table:table-row>
        <table:table-row table:style-name="ro2">
          <table:table-cell office:value-type="string">
            <text:p>sum</text:p>
          </table:table-cell>
          <table:table-cell/>
          <table:table-cell table:formula="of:=SUM([.C2:.C8])" office:value-type="float" office:value="100">
            <text:p>100</text:p>
          </table:table-cell>
          <table:table-cell table:number-columns-repeated="1021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name="__Anonymous_Sheet_DB__1" table:target-range-address="1_tasks.A1:1_tasks.I55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percentage-style style:name="N109">
      <number:number number:decimal-places="1" number:min-integer-digits="1"/>
      <number:text>%</number:text>
    </number:percentage-style>
    <number:number-style style:name="N110P0" style:volatile="true">
      <number:number number:decimal-places="0" number:min-integer-digits="1" number:grouping="true"/>
    </number:number-style>
    <number:number-style style:name="N110">
      <style:text-properties fo:color="#ff0000"/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">
      <number:number number:decimal-places="11" number:min-integer-digits="1"/>
    </number:number-style>
    <number:percentage-style style:name="N112P0" style:volatile="true">
      <number:number number:decimal-places="1" number:min-integer-digits="1"/>
      <number:text>%</number:text>
    </number:percentage-style>
    <number:percentage-style style:name="N112">
      <style:text-properties fo:color="#ff0000"/>
      <number:text>-</number:text>
      <number:number number:decimal-places="1" number:min-integer-digits="1"/>
      <number:text>%</number:text>
      <style:map style:condition="value()&gt;=0" style:apply-style-name="N112P0"/>
    </number:percentag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ffcc99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26">2020/08/26</text:date>, <text:time>16:22:5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0-04-14T15:48:41.24</meta:creation-date>
    <dc:date>2020-08-26T16:22:50.90</dc:date>
    <dc:creator>iwabuchi ken</dc:creator>
    <meta:editing-duration>P2DT4H33M</meta:editing-duration>
    <meta:editing-cycles>115</meta:editing-cycles>
    <meta:generator>OpenOffice/4.1.3$Win32 OpenOffice.org_project/413m1$Build-9783</meta:generator>
    <meta:document-statistic meta:table-count="6" meta:cell-count="69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include-hidden-cells="fals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chart-properties chart:solid-type="cuboid"/>
      <style:graphic-properties draw:fill-color="#314004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1.801cm" svg:height="12.169cm" xlink:href=".." xlink:type="simple" chart:class="chart:circle" chart:style-name="ch1">
        <chart:legend svg:x="17.565cm" svg:y="2.729cm" style:legend-expansion="custom" chartooo:width="2.38cm" chartooo:height="5.927cm" style:legend-expansion-aspect-ratio="0.401552218660368" chart:style-name="ch2"/>
        <chart:plot-area chart:style-name="ch3" table:cell-range-address="free_20200422_142109.A1:free_20200422_142109.B8" chart:data-source-has-labels="both" svg:x="4.625cm" svg:y="0.871cm" svg:width="11.692cm" svg:height="10.864cm">
          <chartooo:coordinate-region svg:x="4.725cm" svg:y="1.435cm" svg:width="10.3cm" svg:height="10.3cm"/>
          <chart:axis chart:dimension="x" chart:name="primary-x" chart:style-name="ch4" chartooo:axis-type="auto">
            <chartooo:date-scale/>
            <chart:categories table:cell-range-address="free_20200422_142109.A2:free_20200422_142109.A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ree_20200422_142109.B2:free_20200422_142109.B8" chart:label-cell-address="free_20200422_142109.B1:free_20200422_142109.B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tio</text:p>
                <draw:g>
                  <svg:desc>free_20200422_142109.B1:free_20200422_142109.B1</svg:desc>
                </draw:g>
              </table:table-cell>
            </table:table-row>
          </table:table-header-rows>
          <table:table-rows>
            <table:table-row>
              <table:table-cell office:value-type="float" office:value="0.005">
                <text:p>0</text:p>
                <draw:g>
                  <svg:desc>free_20200422_142109.A2:free_20200422_142109.A8</svg:desc>
                </draw:g>
              </table:table-cell>
              <table:table-cell office:value-type="float" office:value="0.28">
                <text:p>0.28</text:p>
                <draw:g>
                  <svg:desc>free_20200422_142109.B2:free_20200422_142109.B8</svg:desc>
                </draw:g>
              </table:table-cell>
            </table:table-row>
            <table:table-row>
              <table:table-cell office:value-type="float" office:value="0.01">
                <text:p>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float" office:value="0.015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0.02">
                <text:p>0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float" office:value="0.03">
                <text:p>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0.04">
                <text:p>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more</text:p>
              </table:table-cell>
              <table:table-cell office:value-type="float" office:value="0.02">
                <text:p>0.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